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 style:master-page-name="">
      <style:table-properties style:width="11.0417in" fo:margin-left="-0.1438in" fo:margin-right="0.007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តារាង1.A" style:family="table-column">
      <style:table-column-properties style:column-width="0.7069in" style:rel-column-width="4196*"/>
    </style:style>
    <style:style style:name="តារាង1.B" style:family="table-column">
      <style:table-column-properties style:column-width="0.9583in" style:rel-column-width="5689*"/>
    </style:style>
    <style:style style:name="តារាង1.C" style:family="table-column">
      <style:table-column-properties style:column-width="0.4278in" style:rel-column-width="2539*"/>
    </style:style>
    <style:style style:name="តារាង1.D" style:family="table-column">
      <style:table-column-properties style:column-width="0.925in" style:rel-column-width="5491*"/>
    </style:style>
    <style:style style:name="តារាង1.E" style:family="table-column">
      <style:table-column-properties style:column-width="0.6674in" style:rel-column-width="3961*"/>
    </style:style>
    <style:style style:name="តារាង1.F" style:family="table-column">
      <style:table-column-properties style:column-width="0.9368in" style:rel-column-width="5561*"/>
    </style:style>
    <style:style style:name="តារាង1.G" style:family="table-column">
      <style:table-column-properties style:column-width="4.2194in" style:rel-column-width="25044*"/>
    </style:style>
    <style:style style:name="តារាង1.H" style:family="table-column">
      <style:table-column-properties style:column-width="1.1243in" style:rel-column-width="6674*"/>
    </style:style>
    <style:style style:name="តារាង1.I" style:family="table-column">
      <style:table-column-properties style:column-width="1.075in" style:rel-column-width="6380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តារាង1.10" style:family="table-row">
      <style:table-row-properties fo:background-color="transparent">
        <style:background-image/>
      </style:table-row-properties>
    </style:style>
    <style:style style:name="តារាង1.A10" style:family="table-cell">
      <style:table-cell-properties style:vertical-align="middle" fo:background-color="transparent" fo:padding="0.0382in" fo:border-left="0.0007in solid #000000" fo:border-right="none" fo:border-top="none" fo:border-bottom="0.0007in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3">មេ​ពាក្យ</text:p>
          </table:table-cell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3">សូរ​ប្រកប</text:p>
          </table:table-cell>
          <table:table-cell table:style-name="តារាង1.A1" office:value-type="string">
            <text:p text:style-name="P3">មក​ពី</text:p>
          </table:table-cell>
          <table:table-cell table:style-name="តារាង1.A1" office:value-type="string">
            <text:p text:style-name="P3">ថ្នាក់</text:p>
          </table:table-cell>
          <table:table-cell table:style-name="តារាង1.A1" office:value-type="string">
            <text:p text:style-name="P3">សេចក្តី​ពន្យល់</text:p>
          </table:table-cell>
          <table:table-cell table:style-name="តារាង1.A1" office:value-type="string">
            <text:p text:style-name="P3">របៀប​សរសេរ​ផ្សេង</text:p>
          </table:table-cell>
          <table:table-cell table:style-name="តារាង1.I1" office:value-type="string">
            <text:p text:style-name="P3">ពាក្យ​ផ្សំ</text:p>
            <text:p text:style-name="P2"/>
          </table:table-cell>
        </table:table-row>
        <table:table-row>
          <table:table-cell table:style-name="តារាង1.A2" office:value-type="string">
            <text:p text:style-name="P1">៩៨៨៩</text:p>
          </table:table-cell>
          <table:table-cell table:style-name="តារាង1.A2" office:value-type="string">
            <text:p text:style-name="P1">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ព្យញ្ជនៈ ទី ២៦ ក្នុង​លំដាប់​ពួក​ព្យញ្ជនៈ​ទាំង ៣៣ តួ, ជា​ព្យញ្ជនៈ​ទី ១ ក្នុង​សេស​វគ្គ​ឬ​អវគ្គ, ជា​តាលុជៈ, មាន​សំឡេង​ត្រង់​ពិតាន, គឺ​ត្រង់ ក្រអូម​មាត់; សំ. បា. អាន​ថា យៈ ឬ​យ៉ៈ ។ តួ យ នេះ​មាន​សំឡេង​ជា​ពីរ​គឺ យ និង យ៉ ។ ក្នុង​ភាសា​ខ្មែរ យ ជា​ឃោសៈ, យ៉ ជា​អឃោសៈ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1">៩៨៩០</text:p>
          </table:table-cell>
          <table:table-cell table:style-name="តារាង1.A2" office:value-type="string">
            <text:p text:style-name="P1">យ៉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(យ្ច់ អ. ថ. យ៉) បំប្រួញ​សេចក្ដី​ឲ្យ​ខ្លី : យ៉​សេចក្តី ។ និយាយ​យ៉​ៗ និយាយ​កាត់​ខ្លី​ៗ ។ សេចក្ដី​យ៉ សេចក្ដី​សង្ខេប, សេចក្ដី​បំប្រួញ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៉​សេចក្តី</text:p>
            <text:p text:style-name="P1">និយាយ​យ៉​ៗ</text:p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ផ្ទះ​តូច​ឬ​រាន​ហាល​កំបុត​មាន​សណ្ឋាន​ជា​កើយ​ធ្វើ​ភ្ជាប់​នឹង​គ្រឹហា, ប្រាសាទ, វិហារ : ផ្ទះ​មាន​យ៉​មុខ, ផ្ទះ​មាន​យ៉​មុខ​យ៉​ក្រោយ, វិហារ​ មាន​យ៉​ទាំង​បួន​ទិស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1">៣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សូរ​បន្លឺ​ដោយ​អស្ចារ្យ, ដោយ​ស្ងើច ឬ​ដោយ​ក្រោធ, ដោយ​បន្ទោស ... : យ៉ ! អី​ដល់​ម្ល៉ឹង​ម៉ឹង​ហ្ន៎ !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1">៩៨៩១</text:p>
          </table:table-cell>
          <table:table-cell table:style-name="តារាង1.A2" office:value-type="string">
            <text:p text:style-name="P1">យក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ព. សា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(អ. ថ. យ) យក : ហ៏​យក៍​ចុះ ! (ហ៏ យក​ចុះ); អា​រំបល់​យក៍ ! (ពាក្យ​ជេរ​ទ្រគោះ ច្រឡោះបោះ); ចុះ​ឯង​យក៍​អីវ៉ាន់ អស់​ហ្នឹង​ពី​ណា​មក៍ ? (និយាយ ចំពោះ​ឥស្សរ​ជន​ពុំ​បាន​ឡើយ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1">៩៨៩២</text:p>
          </table:table-cell>
          <table:table-cell table:style-name="តារាង1.A2" office:value-type="string">
            <text:p text:style-name="P1">យ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កាន់; នាំ; នាំ​ទៅ​មក; ទទួល, ព្រម​ទទួល; ត្រូវ​ការ; ជឿ​តាម; ប្រកាន់; ប្រកាន់​តាម ។ល។ : យក​ប្រាក់​ទៅ​ទិញ​ស្រូវ; យក​កូន​ទៅ​ជា​មួយ​ផង; យក​ពាក្យ​គេ; យក​គ្រូ​មក​មើល​ជំងឺ ។ល។ យក​ការ ប្រាក់ ទទួល​ចំណេញ​លើស​ពី​ចំនួន​ប្រាក់​ដើម​ដែល​ចង​ការ​ឲ្យ​គេ ។ យក​កំណើត ចាប់​កំណើត ។ យក​ក្ដី (ព. បុ.) ប្រកាន់​ទោស, ចាប់ កំណើត ។ យក​ខុស ចាប់​ខុស, ចាប់​ប្រកាន់​ថា​ខុស ។ យក​ខ្លួន​ពុំ​រួច (ពី​ទុក្ខ​ទោស) ។ យក​គាប់​គួរ ផ្គាប់ផ្គុន​ឲ្យ​មាន​សេចក្ដី​គាប់​គួរ ។ យក​គុណ ឬ យក​គុណ​យក​ស្រ័យ ទទួល​បំណាច់​គុណ, ទារ​គុណ, តវ៉ា​ថា​ខ្លួន​មាន​គុណ​លើ​គេ ។ យក​គំនិត ជឿ​តាម​គំនិត : យក​គំនិត​គេ ។ យក​ចិត្ត ឬ យក​ចិត្ត​យក​ថ្លើម​ អនុលោម​តាម​ឲ្យ​ត្រូវ​ចិត្ត​គេ, ផ្គាប់​តម្រូវ​តាម​ចិត្ត​គេ ។ យក​ចិត្ត​ទុក​ដាក់ <text:s/>ធ្វើ​សេចក្ដី​អើពើ​ពុំ​ប្រហែស​ធ្វេស ។ យក​ចំណេញ លៃ​លក​ឬ​គិត​គៃ​ឲ្យ​មាន​ចំណេញ ។ យក​ចំណេះ រៀន​ឲ្យ​បាន​ចេះ ។ យក​ជ័យ ធ្វើ​ឲ្យ​មាន​ជ័យ, ដណ្ដើម​ឲ្យ​មាន​ជ័យ ។ យក​ជា​កូន ទទួល​ប្តេជ្ញា​ឬ​ព្រម​ទទួល​អ្នក​ដែល​មិន​មែន កូន​ថា​ជា​កូន ។ យក​ជា​គ្នា​ទទួល​រាប់​រក​ឲ្យ​បាន​ជា​គ្នា; ...។ យក​ជាតិ ចាប់​ជាតិ, ចាប់​កំណើត​ ។ យក​ជើង​កប តែង​តែ​ធ្វើ​ឲ្យ​មាន សេចក្ដី​អន្តរាយ​រៀង​រាល់​ឆ្នាំ : កំពង់​យក​ជើង​កប កំពង់​ដែល​តែង​តែ​មាន​មនុស្ស​ស្លាប់ ដោយ​លង់​ទឹក​ឬ​ដោយ​ក្រពើ​វា​ខាំ​ជាដើម (ម. ព. ជើង​កប ផង) ។ យក​ជើង​រា​ទឹក ដាក់​ជើង​ទៅ​ក្នុង​ទឹក​រា​មិន​ឲ្យ​ទូក​លឿន​ទៅ​មុខ ។ ព. ប្រ. ជំទាស់​ដំណើរ​មិន​ឲ្យ​ប្រព្រឹត្ត​ទៅ​បាន ។ ព. ទ. បុ. បើ​មិន​ជួយ​ចូក​ជួយ​ចែវ​កុំ​យក​ជើង​រា​ទឹក បើ​មិន​ជួយ​ប្រឹងប្រែង​ខ្នះខ្នែង​ទេ កុំ​ជំទាស់​ឲ្យ​ខូច​ការ ។ យក​ឈ្នូល ទទួល​ឈ្នូល ។ យក​ឈ្នះ ធ្វើ​ឲ្យ​បាន​ឈ្នះ, ខំ​ប្រឹង​ឲ្យ​មាន​ជម្នះ ។ យក​ឈ្មោះ ឬ យក​កេរ្តិ៍​ឈ្មោះ​ ធ្វើ​ឲ្យ​មាន​ឈ្មោះ​ល្អ​ចំពោះ​មក​លើ​ខ្លួន : ធ្វើ​ការ​យក​ឈ្មោះ ។ យក​ដៃ ជួយ​ធ្វើ​ការ​ឲ្យ​គេ​ដើម្បី​ឲ្យ​គេ​ជួយ​ធ្វើ​ការ​ខ្លួន​វិញ តាម​កំណត់​វេលា ដែល​ហៅ​ថា សង​ដៃ (អ្នក​ស្រុក​ខ្លះ​ហៅ​ថា យក​វេរ; សង​វេរ) ។ យក​ដំបូន្មាន ទទួល​ធ្វើ​តាម​ពាក្យ​ដំបូន្មាន ។ យក​តម្រាប់​ ធ្វើ​តាម​តម្រាប់ ។ យក​ទោស ប្រកាន់​ទោស, ប្រកាន់​ថា​មាន​ទោស ។ យក​ទោស​យក​ពៃរ៍ ប្រកាន់​ទោស​កំហុស​ព្រម​ទាំង​ចង​ពៀរ​ផង (ម. ព. ពៃរ៍ ផង) ។ យក​ទ្រព្យ​គេ ខ្ចី​ទ្រព្យ​គេ​មក ឬ​លួច​ទ្រព្យ​គេ ។ យក​បុណ្យ ញ៉ាំង​ចិត្ត​ឲ្យ​ជ្រះ​ថ្លា​ដោយ​ជឿ​ជាក់​ថា​បាន​បុណ្យ ។ យក​បែប ធ្វើ​តាម​បែប, ចម្លង​បែប ។ យក​ប្តី ព្រម​មាន​ប្ដី ។ យក​ប្រពន្ធ ព្រម​មាន​ប្រពន្ធ ។ យក​ពន្ធ ហូត​ពន្ធ, ទារ​ពន្ធ ។ យក​ពាក្យ ជឿ​តាម​ពាក្យ ។ យក​មាត់​យក​ពាក្យ ទទួល​ព្រម​ឬ​ជឿ​តាម​ពាក្យ​ដែល​គេ​ថា ។ យក​មុខ ឬ យក​មុខ​យក​មាត់ វាត​អាទិ៍​ឬ​ជែក​ជែង​ធ្វើ​ឲ្យ​មាន​មុខ​មាន​ឈ្មោះ​ចំពោះ​មក​លើ​ខ្លួន, ធ្វើ​ឲ្យ​គេ​សរសើរ​ខ្លួន​ម្នាក់​ឯង ។ យក​មែន យក​ជា​មែន, ប្រាកដ​ជា​យក; រាប់ ថា​ជា​មែន, សំដៅ​តែ​ត្រង់​មែន ។ យក​សុខ ឲ្យ​បាន​សុខ : ខំ​អត់​យក​សុខ, ស្ងៀម​យក​សុខ, កាន់​សីល​យក​សុខ ។ យក​សម្តី ។ កាន់​ឬ​ជឿ​តាម​សម្តី ។ ព. ទ. បុ. មនុស្ស​យក​សម្តី ដំរី​យក​ភ្លុក មនុស្ស​យក​សម្តី​ជា​ការ​ប្រាកដ, ឯ​ដំរី​យក​ត្រង់​ភ្លុក ។ យក​អង្វរ ទទួល​ព្រម​តាម​ពាក្យ​អង្វរ ។ យក​អាយុ ជួយ​សង្រ្គោះ​ឲ្យ​មាន​អាយុ​ជីវិត​ គឺ​ជួយ​ឲ្យ​រួច​ពី​សេចក្ដី​ស្លាប់ ។ យក​អាសា ជួយ​ឈឺ​ឆ្អាល​តាម​បំណង​គេ, ជួយ​រ៉ាប់​រង​ភារៈ​តាម​បំណង​គេ​ដោយ​ពេញ​កម្លាំង ។ល។ (ម. ព. អាសា ទៀត​ផង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តារាង1.A2" office:value-type="string">
            <text:p text:style-name="P1">៩៨៩៣</text:p>
          </table:table-cell>
          <table:table-cell table:style-name="តារាង1.A2" office:value-type="string">
            <text:p text:style-name="P1">យក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ហ្យក អ. ថ. ហ្យុក=យ៉ុក) ឈ្មោះ​ថ្ម​កែវ​វិសេស មាន​សាច់​រឹង​ម៉ដ្ឋខៃ ច្រើន​តែ​មាន​សម្បុរ-ស ឬ​ខៀវ ជា​របស់​មាន​តម្លៃ, ពួក​ចិន​ច្រើន​ប្រើ​ជា​គ្រឿង​អលង្ការ​ប្រដាប់​ត្រចៀក​ឬ​ប្រដាប់​ដៃ : ថ្ម​យក់ ឬ កែវ​យក់, កង​យក់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កែវ​យក់</text:p>
            <text:p text:style-name="P1">កង​យក់ </text:p>
            <text:p text:style-name="P1">ថ្ម​យក់</text:p>
          </table:table-cell>
        </table:table-row>
        <table:table-row>
          <table:table-cell table:style-name="តារាង1.A2" office:value-type="string">
            <text:p text:style-name="P1">៩៨៩៤</text:p>
          </table:table-cell>
          <table:table-cell table:style-name="តារាង1.A2" office:value-type="string">
            <text:p text:style-name="P1">យក់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(យក អ. ថ. យ៉ុក "លើក") ពាក្យ​សម្រាប់​បង្គាប់​សេះ​ឲ្យ​លើក​ជើង​ដោយ​សេចក្ដី​ថា លើក ! ឬ ថា ឯង​ចូរ​លើក ! (ឯង​ចូរ​លើក​ជើង​ឡើង !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៨៩៥</text:p>
          </table:table-cell>
          <table:table-cell table:style-name="តារាង1.A2" office:value-type="string">
            <text:p text:style-name="P1">យកន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កៈន៉ៈ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កន; យក្ឫត៑) ថ្លើម; (រ. ស.) : ព្រះ​យកនៈ ឬ​ព្រះ​យកនំ; ហៅ​ថា​ យក្រឹត ក៏​បាន : ព្រះ​យក្រឹត (ថ្លើម​ក្សក្រិយ៍) ។ បើ​អនុលោម​តាម​ឬ​ធៀប​នឹង សំ. យក្ឫត៑ <text:s/>គួរ​ប្រើ​ជា យក្កនៈ ឬ យក្កនំ ។ </text:p>
          </table:table-cell>
          <table:table-cell table:style-name="តារាង1.D2" office:value-type="string">
            <text:p text:style-name="P1">យកនំ</text:p>
          </table:table-cell>
          <table:table-cell table:style-name="តារាង1.I2" office:value-type="string">
            <text:p text:style-name="P1">ព្រះ​យកនៈ </text:p>
          </table:table-cell>
        </table:table-row>
        <table:table-row table:style-name="តារាង1.10">
          <table:table-cell table:style-name="តារាង1.A10" office:value-type="string">
            <text:p text:style-name="P1">៩៨៩៦</text:p>
          </table:table-cell>
          <table:table-cell table:style-name="តារាង1.A2" office:value-type="string">
            <text:p text:style-name="P1">យក្រឹ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័ក-ក្រឹត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ក្ឫត៑; ឫ &gt; រឹ=យក្រឹត) ថ្លើម (ម. ព. យកនៈ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៨៩៧</text:p>
          </table:table-cell>
          <table:table-cell table:style-name="តារាង1.A2" office:value-type="string">
            <text:p text:style-name="P1">យក្ខ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័ក</text:p>
          </table:table-cell>
          <table:table-cell table:style-name="តារាង1.D2" office:value-type="string">
            <text:p text:style-name="P1">បា. ឬ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អមនុស្ស​ជា​អទិស្សមាន​កាយ​មាន​ភុម្ម​ទេវតា, វត្ថុ​ទេវតា, អសុរ, បិសាច ជាដើម ទោះ​មាន​ចិត្ត​ល្អ​ក្ដី មាន​ចិត្ត​អាក្រក់​ក្ដី ដែល​ពួក​មនុស្ស​រាប់អាន​ធ្វើ​ពលិការ​បូជា សែន​ព្រេន ។ </text:p>
          </table:table-cell>
          <table:table-cell table:style-name="តារាង1.D2" office:value-type="string">
            <text:p text:style-name="P1">យក្ស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៨៩៨</text:p>
          </table:table-cell>
          <table:table-cell table:style-name="តារាង1.A2" office:value-type="string">
            <text:p text:style-name="P1">យក្ខិន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័ក-ខិន៉ី </text:p>
          </table:table-cell>
          <table:table-cell table:style-name="តារាង1.D2" office:value-type="string">
            <text:p text:style-name="P1">បា. ឬ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ស្រី​យក្ស, យក្ស​ស្រី (ព. កា. ប្រើ​ជា យក្សី ក៏ បាន) ។</text:p>
          </table:table-cell>
          <table:table-cell table:style-name="តារាង1.D2" office:value-type="string">
            <text:p text:style-name="P1">យក្សិណី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៨៩៩</text:p>
          </table:table-cell>
          <table:table-cell table:style-name="តារាង1.A2" office:value-type="string">
            <text:p text:style-name="P1">យក្ស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័ក្សា ឬ​ យ័កសា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ពហុ. របស់ យក្ស) យក្ស​ទាំងឡាយ, ពួក​យក្ស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០០</text:p>
          </table:table-cell>
          <table:table-cell table:style-name="តារាង1.A2" office:value-type="string">
            <text:p text:style-name="P1">យក្ស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័កក្សី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មើល​ពាក្យ យក្ខិនី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០១</text:p>
          </table:table-cell>
          <table:table-cell table:style-name="តារាង1.A2" office:value-type="string">
            <text:p text:style-name="P1">យ៉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ហ្យ្ចង់ អ. ថ. ហ្យង់ = យ៉ង់ “ប្រដាប់​សម្រាប់​រង​ភាជនៈ, រង​ភាជន៍, ...”) រង​ខ្សែ​ទ្រ : យ៉ង​ទ្រ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៉ង​ទ្រ </text:p>
          </table:table-cell>
        </table:table-row>
        <table:table-row table:style-name="តារាង1.10">
          <table:table-cell table:style-name="តារាង1.A10" office:value-type="string">
            <text:p text:style-name="P1">៩៩០២</text:p>
          </table:table-cell>
          <table:table-cell table:style-name="តារាង1.A2" office:value-type="string">
            <text:p text:style-name="P1">យង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1">(យង អ. ថ. យ៉ុង់ “ល្អ, ស្អាត, បំព្រង; ...”) ស្រិល, ណិល, រលោង, រលើប, ឈ្វេង, ហ្វង់; ច្រើន​ប្រើ​ផ្សំ​តែ​ជា​មួយ​នឹង​ពាក្យ ខ្មៅ, ថ្លា, រលីង : ខ្មៅ​យង់ ខ្មៅ​ស្រិល, ខ្មៅ​រលោង​ឬ​រលើប; ថ្លា​យង់ <text:s/>ថ្លា​ឈ្វេង, ថ្លា​ហ្វង់, ថ្លា​ណាស់; រលីង​យង់ រលីង​ណិល, រលីង-ធេង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ថ្លា​យង់</text:p>
            <text:p text:style-name="P1">រលីង​យង់ </text:p>
          </table:table-cell>
        </table:table-row>
        <table:table-row table:style-name="តារាង1.10">
          <table:table-cell table:style-name="តារាង1.A10" office:value-type="string">
            <text:p text:style-name="P1">៩៩០៣</text:p>
          </table:table-cell>
          <table:table-cell table:style-name="តារាង1.A2" office:value-type="string">
            <text:p text:style-name="P1">យង់ឃ្ន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1">ទ្រើស​ឃ្នង, ហៅ​ហាន : កាច​យង់ឃ្នង, ព្រហើន​យង់ឃ្នង, សាហាវ​យង់ឃ្នង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កាច​យង់ឃ្នង ព្រហើន​យង់ឃ្នង</text:p>
            <text:p text:style-name="P1">សាហាវ​យង់ឃ្នង </text:p>
          </table:table-cell>
        </table:table-row>
        <table:table-row table:style-name="តារាង1.10">
          <table:table-cell table:style-name="តារាង1.A10" office:value-type="string">
            <text:p text:style-name="P1">៩៩០៤</text:p>
          </table:table-cell>
          <table:table-cell table:style-name="តារាង1.A2" office:value-type="string">
            <text:p text:style-name="P1">យង់យល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ក្រឡេក​ទៅ​យល់, យល់​ជាក់, ឃើញ​ច្បាស់ (ព. កា.) : ស្តេច​ទត​យង់​យល់​បក្សី ចោម​ចឹក​ចំណី ដោយ​ក្ដី​រីករាយ​រាល់​ប្រាណ ។ល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០៥</text:p>
          </table:table-cell>
          <table:table-cell table:style-name="តារាង1.A2" office:value-type="string">
            <text:p text:style-name="P1">យញ្ញ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័ញ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បា. យញ្ញ; យជ្ញ) ការ​បូជា, ការ​សែន​ព្រេន; ការ​ឲ្យ​ទាន; តាម​លទ្ធិ​ព្រាហ្មណ៍ សំដៅ​ការ​បូជា​ឬ​សែន​ព្រេន​ផ្សេង​ៗ មាន​ពិឃាត​សត្វ​អារ​សាច់​បូជា​ភ្លើង​ជាដើម; តាម​លទ្ធិ​ពុទ្ធ​សាសនា សំដៅ​ការ ឲ្យ​ទាន​ភោជនាហារ​ជាដើម​ដល់​អ្នក​មាន​សីល ឬ​ដល់​ពួក​ស្មូម​ពុំ​រើស​មុខ : ធ្វើ​យញ្ញ, បូជា​យញ្ញ ។ យញ្ញ​ពិធី (យ័ញ-ញៈ--) ពិធី​ធ្វើ​យញ្ញ, របៀប​ធ្វើ​យញ្ញ : ធ្វើ​យញ្ញ​ពិធី, តាំង​យញ្ញ​ពិធី ។ យញ្ញ​សម្បទា (យ័ញ-ញៈ ស័ម-ប៉ៈទា) គុណ​សម្បត្តិ​ដែល​ធ្វើ​យញ្ញ​ឲ្យ​មាន​ផល​ច្រើន គឺ​ការ​ឲ្យ​ទាន​ដល់​អ្នក​មាន​សីល​បរិសុទ្ធ <text:s/>។ល។</text:p>
          </table:table-cell>
          <table:table-cell table:style-name="តារាង1.D2" office:value-type="string">
            <text:p text:style-name="P1">យញ្ញៈ</text:p>
          </table:table-cell>
          <table:table-cell table:style-name="តារាង1.I2" office:value-type="string">
            <text:p text:style-name="P1">ធ្វើ​យញ្ញ</text:p>
            <text:p text:style-name="P1">បូជា​យញ្ញ</text:p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០៦</text:p>
          </table:table-cell>
          <table:table-cell table:style-name="តារាង1.A2" office:value-type="string">
            <text:p text:style-name="P1">យដ្ឋ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័ត-ឋិ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ឞ្ដិ) ឈើ​ច្រត់, ដំបង​វែង; ឈើ​សាវ គឺ​លំពង់​ឈើ​ស្រលួត​តូច​ៗ វែង​ៗ ។ ឈ្មោះ​ឈើ​រង្វាស់​បុរាណ​ប្រវែង ៧ ហត្ថ (ប្រហែល ៣​ ម៉ែត្រ​កន្លះ) : ទទឹង​ផ្លូវ​ទំហំ​មួយ​យដ្ឋិ ។ មើល​ក្នុង​ពាក្យ លិក្ខា ឬ លិក្សា ទៀត​ផង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០៧</text:p>
          </table:table-cell>
          <table:table-cell table:style-name="តារាង1.A2" office:value-type="string">
            <text:p text:style-name="P1">យត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តិ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អ្នក​មាន​ព្យាយាម​ទូន្មាន​ចិត្ត​ឲ្យ​ស្ងប់​រម្ងាប់, អ្នក​ប្រាជ្ញ​ខាង​ផ្លូវ​ពត់​ចិត្ត, យោគី ។ ដំណើរ​ឈប់​បង្អង់​តាម​ឃ្លា​គាថា, កាព្យ, ឃ្លោង គឺ​សង្កាត់ ឃ្លា​មួយ​ៗ​របស់​កាព្យ​ឃ្លោង ។ យតិ​ភង្គ (យៈតិភ័ង) សង្កាត់​ពាក្យ មួយ​ម៉ាត់​ដែល​ផ្តាច់​ចេញ​ដោយ​ខ្លួន​ពី​គ្នា ត្រង់​ចន្លោះ​ឃ្លា​គាថា, កាព្យ, ឃ្លោង, ខាង​បាលី​ភាសា ដូច​ជា : ទុហេតុកា មតា សត្ត- ចត្តាឡីស តិហេតុកា; ខាង​ភាសា​ខែ្មរ​ដូច​ជា : ច្បាប់​នេះ​ថ្លៃថ្លា គួរ​ឲ្យ​អស់​មហា- ជន​ផង​ត្រងត្រាប់...; សត្ត និង ចត្តា-ឡីស ត្រូវ​ភ្ជាប់​គ្នា, មហា និង ជន ក៏​ត្រូវ​ភ្ជាប់​គ្នា, បែរ​ជា​ដក​ដាច់​ពី​គ្នា​តាម​ឃ្លា​របស់​កាព្យ តែ​ត្រូវ​ប្រើ​គ្រឿង​សញ្ញា (-) នេះ​ជា​សម្គាល់​ឲ្យ​ដឹង​ថា​ជា​ពាក្យ​ភ្ជាប់​គ្នា, យ៉ាង​នេះ​ហៅ​ថា យតិ​ភង្គ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០៨</text:p>
          </table:table-cell>
          <table:table-cell table:style-name="តារាង1.A2" office:value-type="string">
            <text:p text:style-name="P1">យតិភង្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. ព. យតិ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០៩</text:p>
          </table:table-cell>
          <table:table-cell table:style-name="តារាង1.A2" office:value-type="string">
            <text:p text:style-name="P1">យថាកម្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ថាក័ម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1">តាម​កម្ម, តាម​អំពើ : ប្រថុយ​តាម​យថា​កម្ម, ទៅ​តាម​យថា​កម្ម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១០</text:p>
          </table:table-cell>
          <table:table-cell table:style-name="តារាង1.A2" office:value-type="string">
            <text:p text:style-name="P1">យថាកា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ថា--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កិ. វិ. </text:p>
          </table:table-cell>
          <table:table-cell table:style-name="តារាង1.D2" office:value-type="string">
            <text:p text:style-name="P1">តាម​ប្រាថ្នា, តាម​បំណង់ : ធ្វើ​តាម​យថា​កាម, ឲ្យ​តាម​យថា​កាម (សម្រាប់​ប្រើ​ក្នុង​កាព្យ): នេះ​គឺ​បម្រាម កុំ​ឲ្យ​ធ្វើ​កាម យថា​កាម​ខ្លួន អ្នក​ណា​បំពាន នឹង​មាន​ទោស​ផ្ទួន រាជការ​មិន​ស្ងួន ប្រណី​សោះ​ឡើយ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១១</text:p>
          </table:table-cell>
          <table:table-cell table:style-name="តារាង1.A2" office:value-type="string">
            <text:p text:style-name="P1">យថាក្រ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ថាក្រំ</text:p>
          </table:table-cell>
          <table:table-cell table:style-name="តារាង1.D2" office:value-type="string">
            <text:p text:style-name="P1">សំ.; បា.</text:p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1">(យថាក្កម) តាម​លំដាប់, តាម​លំដាប់​ហូរហែ, តាម​របៀប​រៀបរៀង : ដាក់​តាម​យថា​ក្រម, ធ្វើ​ការ​តាម​យថា​ក្រម, ឈប់​សម្រាក​តាម​យថា​ក្រម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  <text:p text:style-name="P1"/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១២</text:p>
          </table:table-cell>
          <table:table-cell table:style-name="តារាង1.A2" office:value-type="string">
            <text:p text:style-name="P1">យថាឋា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ថា--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--ស្ថាន) ទី​ដដែល, កន្លែង​ដដែល, កន្លែង​ដើម : នៅ​ក្នុង​យថា​ឋាន, មក​ដល់ យថា​ឋាន (សម្រាប់​ប្រើ​ក្នុង​កាព្យ): នា-យថា​ឋាន អណ្តើក​សាមាន្យ ស្លាប់​ព្រោះ​ហើបហា ពោល​ពាក្យ​ប្រទេច ភ្លេច​ពុំ​យល់​ថា បញ្ចេញ​វាចា អាត្មា​នឹង​ស្លាប់ (រឿង​ហង្ស​ទាំង​គូ​ពាំ​អណ្តើក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១៣</text:p>
          </table:table-cell>
          <table:table-cell table:style-name="តារាង1.A2" office:value-type="string">
            <text:p text:style-name="P1">យថានុក្រ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ថានុក-ក្រំ</text:p>
          </table:table-cell>
          <table:table-cell table:style-name="តារាង1.D2" office:value-type="string">
            <text:p text:style-name="P1">សំ.; បា.</text:p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1">(យថានុក្កម) តាម​លំដាប់​លំដោយ គឺ​តាម​លំដាប់​ចាស់​ក្មេង, ធំ​តូច, ខ្ពស់​ទាប : អង្គុយ​តាម​យថានុក្រម, ដើរ​តាម​យថានុក្រម (ម. ព. អនុក្រម ផង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១៤</text:p>
          </table:table-cell>
          <table:table-cell table:style-name="តារាង1.A2" office:value-type="string">
            <text:p text:style-name="P1">យថានុរូ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ថា--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1">តាម​សម​គួរ, តាម​សម​គួរ​ដល់​បែប​ភាព​ឬ​បែប​បទ; តាម​គួរ​ដល់​ការ សមរម្យ : ស្លៀក​ពាក់​តាម​យថានុរូប, និយាយ​ស្ដី​តាម​យថានុរូប (ម. ព. អនុរូប ផង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១៥</text:p>
          </table:table-cell>
          <table:table-cell table:style-name="តារាង1.A2" office:value-type="string">
            <text:p text:style-name="P1">យថាផាសុ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ថា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1">តាម​សប្បាយ, តាម​ស្រួល : នៅ​តាម​យថា​ផាសុក, ដេក​តាម​យថា​ផាសុក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១៦</text:p>
          </table:table-cell>
          <table:table-cell table:style-name="តារាង1.A2" office:value-type="string">
            <text:p text:style-name="P1">យថាភូ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1">តាម​សេចក្ដី​ពិត, តាម​ដំណើរ​ដែល​កើត​មាន​ឡើង​ប្រាកដ : និយាយ​តាម​យថា​ភូត, ប្រតិបត្តិ​ការ​តាម​យថាភូត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១៧</text:p>
          </table:table-cell>
          <table:table-cell table:style-name="តារាង1.A2" office:value-type="string">
            <text:p text:style-name="P1">យថាលា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ថាលាប</text:p>
          </table:table-cell>
          <table:table-cell table:style-name="តារាង1.D2" office:value-type="string">
            <text:p text:style-name="P1">សំ. បា. </text:p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1">តាម​បាន, តាម​ការ​រក​បាន : រក​ស៊ី​តាម​យថា​លាភ, ចិញ្ចឹម​ជីវិត​តាម​យថា​លាភ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១៨</text:p>
          </table:table-cell>
          <table:table-cell table:style-name="តារាង1.A2" office:value-type="string">
            <text:p text:style-name="P1">យថាហេតុ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 </text:p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1">តាម​ហេតុ, តាម​រឿង​ដែល​កើត​មាន​ឡើង​យ៉ាង​ណា​ៗ : ធ្វើ​តាម​យថា​ហេតុ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ធ្វើ​តាម​យថា​ហេតុ</text:p>
          </table:table-cell>
        </table:table-row>
        <table:table-row table:style-name="តារាង1.10">
          <table:table-cell table:style-name="តារាង1.A10" office:value-type="string">
            <text:p text:style-name="P1">៩៩១៩</text:p>
          </table:table-cell>
          <table:table-cell table:style-name="តារាង1.A2" office:value-type="string">
            <text:p text:style-name="P1">យន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(យ់ន អ. ថ. យ៉ុន “ធ្វើ​ឲ្យ​ខ្លី, រួញ...”) ដាប​ចុះ, ទន់, ទន់​ចុះ, ជ្រុល, ជ្រប់ : យន់​ត្របក​ភ្នែក, យន់​បបូរ​មាត់, យន់​កម្លាំង ។ យប់​យន់ យប់​ជ្រុល, យប់​ជ្រៅ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ន់​កម្លាំង</text:p>
            <text:p text:style-name="P1">យន់​បបូរ​មាត់</text:p>
            <text:p text:style-name="P1">យប់​យន់</text:p>
            <text:p text:style-name="P1">យន់​ត្របក​ភ្នែក</text:p>
          </table:table-cell>
        </table:table-row>
        <table:table-row table:style-name="តារាង1.10">
          <table:table-cell table:style-name="តារាង1.A10" office:value-type="string">
            <text:p text:style-name="P1">៩៩២០</text:p>
          </table:table-cell>
          <table:table-cell table:style-name="តារាង1.A2" office:value-type="string">
            <text:p text:style-name="P1">យន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ន់</text:p>
          </table:table-cell>
          <table:table-cell table:style-name="តារាង1.D2" office:value-type="string">
            <text:p text:style-name="P1">បា. ឬ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គ្រឿង​ប្រដាប់​ដែល​កម្រើក​បាន​ដោយ​កម្លាំង​ចក្រ​ប្រកប​គ្នា : យន្ត​ដេរ, យន្ត​ហោះ, ថ្នេរ​យន្ត, រថយន្ត, កម្លាំង​យន្ត ។ យន្ត​កម្ម (យន់តៈក័ម ឬ​យ័នតៈ--) ការ​យន្ត, ការ​ធ្វើ​យន្ត : រៀន​យន្ត​កម្ម ។ យន្ត​ការី (យន់តៈការ៉ី ឬ​យ័នតៈ--) អ្នក​ធ្វើ​យន្ត, អ្នក​ធ្វើ​ការ​យន្ត : ពួក​យន្ត​ការី; <text:s/>បើ​ស្ត្រី​ជា យន្ត​ការិនី ។ យន្ត​វិជ្ជា (យន់តៈវិច-ជា ឬ យ័នតៈ--) ចំណេះ​ធ្វើ​យន្ត (ហៅ​ថា យន្រ្ត​វិទ្យា ក៏​បាន) ។ យន្ត​សាល ឬ​យន្ត​សាលា (យន់តៈសាល, --សាល៉ា ឬ យ័នតៈ--) រោង​យន្ត, <text:s/>រោង​ដាក់​គ្រឿង​យន្ត, រោង​ធ្វើ​គ្រឿង​យន្ត ។ យន្រ្ត​សាស្រ្ត <text:s/>(យន់ត្រៈ- សាស ឬ យ័នត្រៈ--) ក្បួន​ប្រាប់​វិធី​ធ្វើ​យន្ត ។ យន្ត​សិក្សា (យន់តៈ- សិក-សា ឬ យ័នតៈ--) ការ​រៀន​ធ្វើ​យន្ត, ការ​រៀន​កែ​គ្រឿង​យន្ត (ហៅ​ថា យន្រ្ត​សិក្សា ក៏​បាន) ។ល។ </text:p>
          </table:table-cell>
          <table:table-cell table:style-name="តារាង1.D2" office:value-type="string">
            <text:p text:style-name="P1">យន្រ្ត</text:p>
          </table:table-cell>
          <table:table-cell table:style-name="តារាង1.I2" office:value-type="string">
            <text:p text:style-name="P1">យន្ត​ដេរ </text:p>
            <text:p text:style-name="P1">យន្ត​ហោះ </text:p>
            <text:p text:style-name="P1">ថ្នេរ​យន្ត រថយន្ត </text:p>
            <text:p text:style-name="P1">កម្លាំង​យន្ត</text:p>
            <text:p text:style-name="P1">យន្ត​សិក្សា</text:p>
            <text:p text:style-name="P1">យន្ត​សាល</text:p>
            <text:p text:style-name="P1">យន្ត​ការី</text:p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២១</text:p>
          </table:table-cell>
          <table:table-cell table:style-name="តារាង1.A2" office:value-type="string">
            <text:p text:style-name="P1">យ័ន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័ន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ន្ត; យន្រ្ត “ការ​ហាម, ឃាត់; ដំណើរ​ការពារ”) គំនូស​ដែល​គូស​គូរ​ប្រទាក់​ឆ្វាក់​លើ​សំពត់​ស​ឬ​ក្រដាស​ជាដើម ដោយ​សូត្រ​សែក​គាថា​អាគម​ផង ឬ​សរសេរ​តួ​អក្សរ​គាថា​អាគម​ត្រង់​ចន្លោះ​ៗ​ក្រឡា​ឬ​នៅ​ត្រង់​ជ្រុង​ៗ​រាប់​ថា​ជា​របាំង​ជា​គ្រឿង​ការពារ <text:s/>រារាំង​សត្រូវ​ឬ​អន្តរាយ​ផ្សេង​ៗ តាម​ដោយ​ជំនឿ​អ្នក​ដែល​រាប់អាន​ទុក​ចិត្ត​ថា​ជា​របស់​ស័ក្តិសិទ្ធ : យ័ន្ត​ក្បាល ៤, យ័ន្ត​ក្បាល ៨, គូរ​យ័ន្ត, បញ្ចុះ​យ័ន្ត ។ </text:p>
          </table:table-cell>
          <table:table-cell table:style-name="តារាង1.D2" office:value-type="string">
            <text:p text:style-name="P1">យ័ន្រ្ត</text:p>
          </table:table-cell>
          <table:table-cell table:style-name="តារាង1.I2" office:value-type="string">
            <text:p text:style-name="P1"><text:s/></text:p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២២</text:p>
          </table:table-cell>
          <table:table-cell table:style-name="តារាង1.A2" office:value-type="string">
            <text:p text:style-name="P1">យប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រាត្រី, វេលា​ដែល​ព្រះ​អាទិត្យ​អស្តង្គត​ហើយ​គឺ​វេលា​តាំង​ពី​ព្រះ​អាទិត្យ​លិច​បាត់​អស់​ពន្លឺ ទៅ​រហូត​មក​ទល់​នឹង​ពេល​អរុណរះ​មាន​ពន្លឺ​ច្បាស់​ឡើង ។ ព. ផ្ទ. ថ្ងែ ។ យប់​មិញ យប់​ដែល​កន្លង​ទៅ​ហើយ​បន្ទាប់​ថ្ងៃ​នេះ ។ យប់​ម្សិល យប់​របស់​ថ្ងៃ​ម្សិល ។ យប់​ម្សិល​ម្ង៉ៃ (--មួយ​ថ្ងៃ) យប់​របស់​ថ្ងៃ​ម្សិល​ម្ង៉ៃ ។ល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ប់​មិញ</text:p>
            <text:p text:style-name="P1">យប់​ម្សិល</text:p>
            <text:p text:style-name="P1">យប់​ម្សិល​ម្ង៉ៃ</text:p>
          </table:table-cell>
        </table:table-row>
        <table:table-row table:style-name="តារាង1.10">
          <table:table-cell table:style-name="តារាង1.A10" office:value-type="string">
            <text:p text:style-name="P1">៩៩២៣</text:p>
          </table:table-cell>
          <table:table-cell table:style-name="តារាង1.A2" office:value-type="string">
            <text:p text:style-name="P1">យម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មៈ 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សេចក្ដី​ស្លាប់; អធិបតី​នរក; ច្រើន​ហៅ​ថា ព្រះ​យម ។ យមក្ខន្ធ (យៈម័ក-ខ័ន) ពួក​នរក ។ យម​ទូត (យៈមៈ--) បម្រើ​យមៈ (មរណៈ​ ឬ​ជរា, ព្យាធិ, មរណៈ) ។ យមបាល (យៈមៈ--ឬ យំមៈ--) អ្នក​រក្សា​នរក : ពួក​យមបាល (ខ្មែរ​ហៅ​ក្លាយ ជា​យម្ភុបាល ក៏​មាន គួរ​លែង​ប្រើ) ។ យម​បុរស (យៈមៈបុរ៉ស់) បុរស​របស់​យមៈ (មរណៈ) ។យមរាជ (យៈមៈរាច ឬ យំមៈ--) មច្ចុ​រាជ; ស្តេច​ត្រួតត្រា​នរក ។ ខ្មែរ​ប្រើ​ពាក្យ យមរាជ នេះ​ជា​ឋានន្តរ (ងារ) នៃ​សេនាបតី ក្រសួង​យុត្តិ​ធម៌ (ក្រសួង​តុលាការ), សម័យ​បច្ចុប្បន្ន​នេះ​ក៏​នៅ​តែ​ប្រើ​ជា​ឋានន្តរ​នៃ​រដ្ឋ​មន្រ្តី​ក្រសួង​យុត្តិ​ធម៌​នុះ​ដូច​ពី​ដើម​ដែរ : លោក​អ្នក​ឧកញ៉ា​យម​រាជ រដ្ឋ​មន្រ្តី​ក្រសួង​យុត្តិ​ធម៌; ប្រជា​ពលរដ្ឋ​ច្រើន​តែ ហៅ​តាម​ទម្លាប់​ក្រៅ​ពី​ការ​សរសេរ​ថា ជម​រាជ (ជំរាច) ទៅ​ជា​ប្រាក្រឹត ខ្មែរ : លោក​ជម​រាជ (គួរ​ហៅ​ឲ្យ​ត្រូវ​ថា យម​រាជ វិញ) ។ យម​លោក (យៈមៈ--) ឋាន​នរក, អបាយ​លោក ។ យម​សាធន៍ (យៈមៈសាត) ឋាន​នរក, នរក ។ល។</text:p>
          </table:table-cell>
          <table:table-cell table:style-name="តារាង1.D2" office:value-type="string">
            <text:p text:style-name="P1">យម</text:p>
          </table:table-cell>
          <table:table-cell table:style-name="តារាង1.I2" office:value-type="string">
            <text:p text:style-name="P1">យម​ទូត</text:p>
            <text:p text:style-name="P1">យម​បាល</text:p>
            <text:p text:style-name="P1">យម​បុរស</text:p>
            <text:p text:style-name="P1">យម​រាជ</text:p>
          </table:table-cell>
        </table:table-row>
        <table:table-row table:style-name="តារាង1.10">
          <table:table-cell table:style-name="តារាង1.A10" office:value-type="string">
            <text:p text:style-name="P1">៩៩២៤</text:p>
          </table:table-cell>
          <table:table-cell table:style-name="តារាង1.A2" office:value-type="string">
            <text:p text:style-name="P1">យម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មៈកៈ ឬ --មក់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 ឬ គុ.</text:p>
          </table:table-cell>
          <table:table-cell table:style-name="តារាង1.D2" office:value-type="string">
            <text:p text:style-name="P1">គូ; ភ្លោះ ។ យមក​បុត្ត ឬ--បុត្រ (យៈមៈកៈបុត) កូន​ភ្លោះ (កូន​ប្រុស ភ្លោះ); បើ​ស្រី​ភ្លោះ​ជា យមក​ធីតា ឬ យមក​បុត្រី (យៈមៈកៈធីដា ឬ--បុត-ត្រី) ។ យមកប្បាដិហារិយ៍ ឬ--ប្រាតិហារ្យ (យៈមៈក័បប៉ា-ដិហា ឬ--ប្រាតិហា) បាដិហារិយ៍​ជា​គូ​ៗ គឺ​បាដិហារិយ៍​ដែល​ព្រះ​សម្មាសម្ពុទ្ធ​ទ្រង់​សម្តែង​ឫទ្ធិ​ជា​ទឹក​និង​ភ្លើង ព្រម​ទាំង​បញ្ចេញ​រស្មី​ជា​គូ​ៗ... (ម. ព. បាដិហារិយ៍ ផង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មក​បុត្រី</text:p>
            <text:p text:style-name="P1">យមក​បុត្ត</text:p>
          </table:table-cell>
        </table:table-row>
        <table:table-row table:style-name="តារាង1.10">
          <table:table-cell table:style-name="តារាង1.A10" office:value-type="string">
            <text:p text:style-name="P1">៩៩២៥</text:p>
          </table:table-cell>
          <table:table-cell table:style-name="តារាង1.A2" office:value-type="string">
            <text:p text:style-name="P1">យមទូ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ើល​ក្នុង​ពាក្យ យមៈ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២៦</text:p>
          </table:table-cell>
          <table:table-cell table:style-name="តារាង1.A2" office:value-type="string">
            <text:p text:style-name="P1">យមបា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ើល​ក្នុង​ពាក្យ យមៈ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២៧</text:p>
          </table:table-cell>
          <table:table-cell table:style-name="តារាង1.A2" office:value-type="string">
            <text:p text:style-name="P1">យមរា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ើល​ក្នុង​ពាក្យ យមៈ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២៨</text:p>
          </table:table-cell>
          <table:table-cell table:style-name="តារាង1.A2" office:value-type="string">
            <text:p text:style-name="P1">យមលោ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ើល​ក្នុង​ពាក្យ យមៈ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២៩</text:p>
          </table:table-cell>
          <table:table-cell table:style-name="តារាង1.A2" office:value-type="string">
            <text:p text:style-name="P1">យមុន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--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ឈ្មោះ​ទន្លេ​មួយ​ក្នុង​ប្រទេស​ឥណ្ឌា មាន​ចេញ​ឈ្មោះ​ច្រើន​អន្លើ​ក្នុង​គម្ពីរ​ពុទ្ធ​សាសនា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៣០</text:p>
          </table:table-cell>
          <table:table-cell table:style-name="តារាង1.A2" office:value-type="string">
            <text:p text:style-name="P1">យ័រ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1">សម្តី​បន្លឺ​ឡើង​ដោយ​សើច, ដោយ​ប្លែក​ចិត្ត : យ័រ ! អី​ដល់​ម្ល៉ឹង​ម៉ឹង​ហ្ន៎ ! (ប្រើ​តាម​ទម្លាប់, ដូច​គ្នា​នឹង យី ! យើ !, យី​អើ ! ដែរ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៣១</text:p>
          </table:table-cell>
          <table:table-cell table:style-name="តារាង1.A2" office:value-type="string">
            <text:p text:style-name="P1">យល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ឃើញ​ដោយ​ប្រាជ្ញា, គិត​ឃើញ​ច្បាស់ : យល់​ការ​ខុស​ត្រូវ ។ យល់​ចិត្ត ឃើញ​ជ្រៅ​ដល់​ទឹក​ចិត្ត ។ យល់​ព្រម ព្រម​តាម, អនុលោម​តាម, ឃើញ​ត្រូវ​ជាមួយ ។ យល់​មុខ យោគ​យល់​ឬ​អត់ ឱន​ដោយ​ឃើញ​ថា​មាន​មុខ​មាន​ឈ្មោះ, រើស​មុខ : ឲ្យ​ដោយ​យល់​មុខ, លម្អៀង​ព្រោះ​យល់​មុខ ។ល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ល់​ចិត្ត</text:p>
            <text:p text:style-name="P1">យល់​ការ</text:p>
            <text:p text:style-name="P1">ខុស​ត្រូវ</text:p>
            <text:p text:style-name="P1">យល់​មុខ</text:p>
            <text:p text:style-name="P1">យល់​ព្រម</text:p>
          </table:table-cell>
        </table:table-row>
        <table:table-row table:style-name="តារាង1.10">
          <table:table-cell table:style-name="តារាង1.A10" office:value-type="string">
            <text:p text:style-name="P1">៩៩៣២</text:p>
          </table:table-cell>
          <table:table-cell table:style-name="តារាង1.A2" office:value-type="string">
            <text:p text:style-name="P1">យល់​សប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សប់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(សុប្ត ឬ សុប្តិ; សុត្ត ឬ សុត្តិ ជា​គុ. ឬ​ន. “ដែល​ដេក​លក់; ដំណើរ​ដេក​លក់”) ដេក​លក់​ឃើញ​អារម្មណ៍​ផ្សេង​ៗ (ម. ព. យល់​សប្ន ផង) ។ </text:p>
          </table:table-cell>
          <table:table-cell table:style-name="តារាង1.D2" office:value-type="string">
            <text:p text:style-name="P1">យល់​សប្តិ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៣៣</text:p>
          </table:table-cell>
          <table:table-cell table:style-name="តារាង1.A2" office:value-type="string">
            <text:p text:style-name="P1">យល់​សប្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សប់</text:p>
          </table:table-cell>
          <table:table-cell table:style-name="តារាង1.D2" office:value-type="string">
            <text:p text:style-name="P1">សំ.; បា.</text:p>
          </table:table-cell>
          <table:table-cell table:style-name="តារាង1.D2" office:value-type="string">
            <text:p text:style-name="P1">កិ. ន. </text:p>
          </table:table-cell>
          <table:table-cell table:style-name="តារាង1.D2" office:value-type="string">
            <text:p text:style-name="P1">(ស្វប្ន; សុបិន ជា ន. “ដំណើរ​ដេក​លក់, ដំណើរ​ឃើញ​អ្វី​ៗ ក្នុង​កាល​កំពុង​ដេក​លក់”) ឃើញ​កំពុង​ដេក​លក់ (សរសេរ​ជា យល់​សប្ត ឬ យល់​សប្តិ ក៏​បាន); បើ​ឃើញ​កំពុង​ដេក​លក់​ថ្ងៃ​ច្រើន ហៅ​ថា យល់​សូង ។ <text:s/>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៣៤</text:p>
          </table:table-cell>
          <table:table-cell table:style-name="តារាង1.A2" office:value-type="string">
            <text:p text:style-name="P1">យល់​សូ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ើល​ក្នុង​ពាក្យ យល់​សប្ន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៣៥</text:p>
          </table:table-cell>
          <table:table-cell table:style-name="តារាង1.A2" office:value-type="string">
            <text:p text:style-name="P1">យ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ស់</text:p>
          </table:table-cell>
          <table:table-cell table:style-name="តារាង1.D2" office:value-type="string">
            <text:p text:style-name="P1">បា.; សំ. </text:p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ឝ.ស៑) អានុភាព; ឥស្សរ​ភាព; បរិវារ; ទ្រព្យ​ធន; កេរ្តិ៍​ឈ្មោះ​ល្អ; សេចក្ដី ថ្កើងថ្កាន : មាន​យស, ថ្កើង​យស ។ <text:s/>ខ្មែរ​ច្រើន​ប្រើ​សំដៅ​លំដាប់ ឋានន្តរ​ស័ក្តិ​ធំ​តូច ឬ​អំណាច​តាម​មុខ​ងារ, មុខ​ក្រសួង : ស័ក្តិ ៩ ហ៊ូពាន់ តែ​យស​ជា​សេនាបតី <text:s/>គឺ​ស័ក្តិ​ត្រឹមតែ ៩ ហ៊ូពាន់​ទេ ប៉ុន្តែ​ទទួល​ស្តីទី​ជា​សេនាបតី​បណ្តោះអាសន្ន ។ យស​សម្ប័ទ ឬ យស​សម្បទា (យៈសៈ--) ការ​បរិបូណ៌​ដោយ​យស ។ មន្រ្តី​កិត្តិយស (ម. ព. មន្រ្តី 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មាន​យស </text:p>
            <text:p text:style-name="P1">ថ្កើង​យស</text:p>
            <text:p text:style-name="P1">យស​សម្ប័ទ</text:p>
          </table:table-cell>
        </table:table-row>
        <table:table-row table:style-name="តារាង1.10">
          <table:table-cell table:style-name="តារាង1.A10" office:value-type="string">
            <text:p text:style-name="P1">៩៩៣៦</text:p>
          </table:table-cell>
          <table:table-cell table:style-name="តារាង1.A2" office:value-type="string">
            <text:p text:style-name="P1">យ៉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1">សូរ​សព្ទ​បន្លឺ​ដេញ​បង្អើល​សត្វ​បក្សី​ជាដើម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៣៧</text:p>
          </table:table-cell>
          <table:table-cell table:style-name="តារាង1.A2" office:value-type="string">
            <text:p text:style-name="P1">យសោធរ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ៈសោធៈរា</text:p>
          </table:table-cell>
          <table:table-cell table:style-name="តារាង1.D2" office:value-type="string">
            <text:p text:style-name="P1">បា. សំ. </text:p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ឝោធរា) ស្រ្តី​អ្នក​ទ្រទ្រង់​យស; ព្រះ​នាម​ក្សត្រី​មួយ​អង្គ​ជា​កន្សៃ​សព៌េជ្ញ​នៃ ព្រះ​សក្យមុនី​គោតម (ព្រះ​នាង​ពិម្ពា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៣៨</text:p>
          </table:table-cell>
          <table:table-cell table:style-name="តារាង1.A2" office:value-type="string">
            <text:p text:style-name="P1">យ៉ា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កិ</text:p>
          </table:table-cell>
          <table:table-cell table:style-name="តារាង1.D2" office:value-type="string">
            <text:p text:style-name="P1">(យាក អ. ថ. យ៉ាក) លំបាក, ធ្វើ​បាន​ដោយ​កម្រ ។ យ៉ាក​ចុន (ស. យាកចន អ. ថ. យ៉ាកចុន) គុ. ដែល​ទ័ល​ក្រ, ក្រីក្រ, ខ្សត់​ទ្រព្យ (ម. ព. តោកយ៉ាក ផង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៉ាក​ចុន</text:p>
          </table:table-cell>
        </table:table-row>
        <table:table-row table:style-name="តារាង1.10">
          <table:table-cell table:style-name="តារាង1.A10" office:value-type="string">
            <text:p text:style-name="P1">៩៩៣៩</text:p>
          </table:table-cell>
          <table:table-cell table:style-name="តារាង1.A2" office:value-type="string">
            <text:p text:style-name="P1">យាគូ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ាគុ; យវាគូ) បបរ ។ សិនិទ្ធ​យាគូ (សិន៉ិត-ធៈ--) បបរ​ស្និទ្ធ គឺ​បបរ​ឆ្ងាញ់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៤០</text:p>
          </table:table-cell>
          <table:table-cell table:style-name="តារាង1.A2" office:value-type="string">
            <text:p text:style-name="P1">យាង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ល. ស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(យ៉ាង អ. ថ. យ៉ាង “ឈាន​ដើរ, ដើរ”) ដើរ, ដើរ​ទៅ​មក, ខ្មែរ​ប្រើ​ពាក្យ​នេះ​ចំពោះ​តែ​ជា​រាជ​សព្ទ : ស្តេច​យាង​ទៅ, ស្តេច-យាង​មក; រាជ​សព្ទ​សាមញ្ញ, រាជ​សព្ទ​ខ្ពង់ខ្ពស់​ថា “ស្តេច” : ព្រះ​ករុណា​ទ្រង់​ស្តេច​ទៅ​ខែត្រ​ក្រៅ; ទ្រង់​ស្តេច​មក​ពី...។ យាង​ព្រះ​បាទា យាង​ដោយ​ព្រះ​បាទា​ឥត​យាន​ជំនិះ ។ យាង​យាត្រា ស្តេច​យាង​ទៅ (ព. កា.) ។ យាង​យាស ដើរ​ដោយ​មាន​លំនាំ, ដើរ​ដោយ​លំនាំ​ល្វាសល្វន់ (ច្រើន​ប្រើ​ជា រ. ស.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  <text:p text:style-name="P1">យាង​យាត្រា</text:p>
            <text:p text:style-name="P1">យាង​យាស</text:p>
          </table:table-cell>
        </table:table-row>
        <table:table-row table:style-name="តារាង1.10">
          <table:table-cell table:style-name="តារាង1.A10" office:value-type="string">
            <text:p text:style-name="P1"/>
          </table:table-cell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ាង អ. ថ. យ៉ាង “ជ័រ”) ឈើ​ទាល (ពាក្យ​អ្នក​បាត់ដំបង, សៀមរាប : ដើម​យាង គឺ ដើម​ឈើ​ទាល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ដើរ​យាង</text:p>
          </table:table-cell>
        </table:table-row>
        <table:table-row table:style-name="តារាង1.10">
          <table:table-cell table:style-name="តារាង1.A10" office:value-type="string">
            <text:p text:style-name="P1">៩៩៤១</text:p>
          </table:table-cell>
          <table:table-cell table:style-name="តារាង1.A2" office:value-type="string">
            <text:p text:style-name="P1">យ៉ា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បែប, ទំនង, មុខ, ភាព : មាន​ច្រើន​យ៉ាង ។ <text:s/>យ៉ាង​ខ្ញុំ <text:s/>បែប​ខ្ញុំ, ឯ​ខ្ញុំ ។ យ៉ាង​ដូច ឬ ដូច​យ៉ាង, បែប​ដូច ឬ​ដូច​បែប, ដូច​ជា ។ យ៉ាង​ណា បែប​ណា, ទំនង​ណា, ភាព​ណា, មុខ​ណា ។ យ៉ាង​នេះ បែប​នេះ,...។ យ៉ាង​ម៉េច ? <text:s/>ដូច​ម្តេច ? ។ យ៉ាង​ហ្នឹង បែប​ហ្នឹង..... <text:s text:c="6"/>។ល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៉ាង​ខ្ញុំ</text:p>
            <text:p text:style-name="P1">យ៉ាង​ដូច</text:p>
            <text:p text:style-name="P1">យ៉ាង​ហ្នឹង</text:p>
            <text:p text:style-name="P1">យ៉ាង​ណា</text:p>
          </table:table-cell>
        </table:table-row>
        <table:table-row table:style-name="តារាង1.10">
          <table:table-cell table:style-name="តារាង1.A10" office:value-type="string">
            <text:p text:style-name="P1">៩៩៤២</text:p>
          </table:table-cell>
          <table:table-cell table:style-name="តារាង1.A2" office:value-type="string">
            <text:p text:style-name="P1">យាង​ចុ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(ហ្យ័ងលង អ. ថ. យុ័ងល៉ុង “ស្ទង់​ចុះ, វាស់​ចុះ; ឈាន​ចុះ”) <text:s text:c="3"/>ចុះ​ស៊ប់, ចុះ​កាន់; ច្រើន​ប្រើ​ក្នុង​ពាក្យ​ទេសនា​បុរាណ : មាន​ចិត្ត​យាង​ចុះ​ស៊ប់​ក្នុង​កម្មដ្ឋាន មាន​ចិត្ត​ចុះ​ស៊ប់​ក្នុង​កម្មដ្ឋាន ។ (ម. ព. ស្ទង់ ទៀត​ផង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៤៣</text:p>
          </table:table-cell>
          <table:table-cell table:style-name="តារាង1.A2" office:value-type="string">
            <text:p text:style-name="P1">យាងយា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; ល.</text:p>
          </table:table-cell>
          <table:table-cell table:style-name="តារាង1.D2" office:value-type="string">
            <text:p text:style-name="P1">កិ. វិ. ឬ គុ.</text:p>
          </table:table-cell>
          <table:table-cell table:style-name="តារាង1.D2" office:value-type="string">
            <text:p text:style-name="P1">(យ៉ាង អ. ថ. យ៉ាង; យាង អ. ថ. យ៉ាង ឬ ញ៉ាង “ឈាន-ដើរ, ដើរ” + យាវ ស. អ. ថ. យ៉ាវ, ល. អ. ថ. ញ៉ាវ “វែង”) ដែល ឈាន​តឹង​ជំហាន​ដើរ​ដោយ​លំនាំ​រង្វើល​ៗ​មួយ​ៗ : ដើរ​យាងយាវ, ដំណើរ​យាងយាវ ។ ដែល​លើក​ដាក់​ៗ​រង្វើល​ៗ មួយ​ៗ : អុំ​ទូក​យាងយាវ <text:s/>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៤៤</text:p>
          </table:table-cell>
          <table:table-cell table:style-name="តារាង1.A2" office:value-type="string">
            <text:p text:style-name="P1">យាងយា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. ព. យាង ១ កិ.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៤៥</text:p>
          </table:table-cell>
          <table:table-cell table:style-name="តារាង1.A2" office:value-type="string">
            <text:p text:style-name="P1">យាច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ាចក់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អ្នក​សូម​ទាន, ស្មូម : អ្នក​មាន​ទ្រព្យ​គួរ​សង្រ្គោះ​ពួក​យាចក​ដោយ ការ​ឲ្យ​ទាន; បើ​ស្មូម​ស្រី ហៅ​ថា យាចិកា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៤៦</text:p>
          </table:table-cell>
          <table:table-cell table:style-name="តារាង1.A2" office:value-type="string">
            <text:p text:style-name="P1">យ៉ាដា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ា អ. ថ. យ៉ា “ថ្នាំ”+ដាំ “ខ្មៅ”) ជ័រ​ជន្លាត់​ដៃ​ដែល​ផ្សំ​ធ្វើ​ជា​ថ្នាំ​មាន​សម្បុរ​ខ្មៅ ក្លិន​ស្អុយ​ឆួល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៤៧</text:p>
          </table:table-cell>
          <table:table-cell table:style-name="តារាង1.A2" office:value-type="string">
            <text:p text:style-name="P1">យាណូ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ល. 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សានហ្នូ; សារហ្នូ អ. ថ. សាននូ៎) ឈ្មោះ​គ្រឿង​ពុល​មួយ​ប្រភេទ (ហៅ​ថា យីណូវ ឬ ជ័រ​ណូវ ក៏​មាន, តាម​ទម្លាប់​ដោយ​ស្រុក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៤៨</text:p>
          </table:table-cell>
          <table:table-cell table:style-name="តារាង1.A2" office:value-type="string">
            <text:p text:style-name="P1">យាត្រ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ាត-ត្រា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ការ​ដើរ, ការ​ចេញ​ចរ, ការ​ដើរ​ផ្លូវ; ការ​ដើរ​ហែ, ការ​ដើរ​ជា​ពួក​ជា​កង; ការ​ចិញ្ចឹម​ជីវិត ។ល។ ខ្មែរ​ប្រើ​ជា កិ. ក៏​មាន : ស្តេច​យាត្រា, នាង​នាថ​យាត្រា ។ (ព. កា. ចំពោះ​ត្រង់ យាត្រា ដែល​ប្រែ​ថា “ការ​ចិញ្ចឹម​ជីវិត”) : រី​ពាក្យ​យាត្រា​ដែល​មាន​អត្ថ​ថា ចិញ្ចឹម​ជីវិត ត្រូវ​អស់​ជន​ផង គ្រប់គ្រង​ពិនិត្យ ទើប​ជីព​ជន្ម​ឋិត- នៅ​យូរ​លង់​បាន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<text:s/></text:p>
          </table:table-cell>
        </table:table-row>
        <table:table-row table:style-name="តារាង1.10">
          <table:table-cell table:style-name="តារាង1.A10" office:value-type="string">
            <text:p text:style-name="P1">៩៩៤៩</text:p>
          </table:table-cell>
          <table:table-cell table:style-name="តារាង1.A2" office:value-type="string">
            <text:p text:style-name="P1">យា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គ្រឿង​ដឹក​នាំ, គ្រឿង​នាំ​បន្ទុក​ទៅ​មក, គ្រឿង​សម្រាប់​ជិះ ដូច​យ៉ាង​រទេះ, រថ, ទូក ជាដើម : ជិះ​យាន, ទៅ​ដោយ​យាន ។ យាន​ជំនិះ យាន​សម្រាប់​ជិះ ។ យានដ្ឋាន (យា-ន័ត-ឋាន) កន្លែង​ដាក់​យាន, កន្លែង​សំចត​យាន ។ យាន​ពាហនៈ ឬ យាន​វាហនៈ (ម. ព. ពាហនៈ) ។ យាន​វិសេស ឬ យាន​ពិសេស យាន​ដែល​ប្លែក​ឬ​យាន ដែល​ទុក​សម្រាប់​ប្រើ​ដោយ​ឡែក​ម្តង​ៗ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ជិះ​យាន</text:p>
            <text:p text:style-name="P1">ទៅ​ដោយ​យាន</text:p>
            <text:p text:style-name="P1">យានដ្ឋាន</text:p>
            <text:p text:style-name="P1">យាន​ជំនិះ</text:p>
            <text:p text:style-name="P1">យាន​ពាហនៈ</text:p>
          </table:table-cell>
        </table:table-row>
        <table:table-row table:style-name="តារាង1.10">
          <table:table-cell table:style-name="តារាង1.A10" office:value-type="string">
            <text:p text:style-name="P1">៩៩៥០</text:p>
          </table:table-cell>
          <table:table-cell table:style-name="តារាង1.A2" office:value-type="string">
            <text:p text:style-name="P1">យ៉ាន័ត្ថុ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ន៉ាត់</text:p>
          </table:table-cell>
          <table:table-cell table:style-name="តារាង1.D2" office:value-type="string">
            <text:p text:style-name="P1">ស. ល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ា អ. ថ. យ៉ា “ ថ្នាំ” +បា. នត្ថុ “ច្រមុះ; ដែល​ត្រូវ​ប្រើ​តាម​ច្រមុះ”) ថ្នាំ​ផង់​សម្រាប់​ស្រូប​ឬ​ផ្លុំ​ដោយ​បំពង់​តូច ឲ្យ​ចូល​តាម​រន្ធ​ច្រមុះ <text:s/>ឲ្យ​កណ្ដាស់​ធូរ​មុខ​ធូរ​មាត់ ឬ​កែ​រោគ​ផ្តាសាយ​ជាដើម ។ <text:s/>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៥១</text:p>
          </table:table-cell>
          <table:table-cell table:style-name="តារាង1.A2" office:value-type="string">
            <text:p text:style-name="P1">យាន​បាត្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ានៈបាត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ទូក​ក្តោង​យ៉ាង​ធំ, ភេត្រា (កប៉ាល់​ក៏​គួរ​ហៅ​ថា យាន​បាត្រ បាន​ដែរ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៥២</text:p>
          </table:table-cell>
          <table:table-cell table:style-name="តារាង1.A2" office:value-type="string">
            <text:p text:style-name="P1">យាន​មា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ាន--ឬ--នៈ--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យាន​បិទ​មាស; (រ. ស.) ឈ្មោះ​បល័្លង្ក​គ្រឿង​សែង​មួយ​ប្រភេទ​ មាន​ភ្នាក់​ដៃ​មាន​បង្អែក រចនា​វិចិត្រ​ផ្សេង​ៗ សម្រាប់​ក្សត្រិយ៍​ទ្រង់​គង់ (ហៅ​ក្លាយ​ជា យានុ​មាស ក៏​មាន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៥៣</text:p>
          </table:table-cell>
          <table:table-cell table:style-name="តារាង1.A2" office:value-type="string">
            <text:p text:style-name="P1">យានូបករណ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ានូប៉ៈក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&lt; យាន+ឧបករណ) គ្រឿង​ប្រដាប់​ជា​ទព្វ​សម្ភារៈ​នៃ​យាន​ទាំងពួង : ទោះ​ថល​យាន​ក្ដី ជល​យាន​ក្ដី អាកាស​យាន​ក្ដី ត្រូវ​តែ​ឲ្យ​មាន​យានូបករណ៍​គ្រប់​សព្វ​ជានិច្ច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៥៤</text:p>
          </table:table-cell>
          <table:table-cell table:style-name="តារាង1.A2" office:value-type="string">
            <text:p text:style-name="P1">យ៉ាប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<text:s/>ស.</text:p>
          </table:table-cell>
          <table:table-cell table:style-name="តារាង1.D2" office:value-type="string">
            <text:p text:style-name="P1">កិ. វិ. ឬ គុ.</text:p>
          </table:table-cell>
          <table:table-cell table:style-name="តារាង1.D2" office:value-type="string">
            <text:p text:style-name="P1">(យ័ប អ. ថ. យ៉ាប់ “ដុនដាប; ទ្រុឌទ្រោម; ច្របូក​ច្របល់,...”) ដែល​នឿយ​ហត់​ខ្លាំង; ដែល​ធ្ងន់​ហួស​កម្លាំង : ធ្វើ​ការ​យ៉ាប់​ណាស់; ការ​នុះ​យ៉ាប់​ណាស់ ។ យ៉ាប់​យ៉ឺន (ស. យ័បយើន អ. ថ. យ៉ាប់​យ៉ឺន “ដែល​ខូច​វិនាស; ដែល​ទ្រុឌទ្រោម​វិនាស”) ដែល​ដុនដាប, ត្រដាបត្រដួស, ដែល​លំបាក​ខ្លាំង : ធ្វើ​ការ​យ៉ាប់​យ៉ឺន; ការ​យ៉ាប់​យ៉ឺន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  <text:p text:style-name="P1">យ៉ាប់​យ៉ឺន </text:p>
            <text:p text:style-name="P1"/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៥៥</text:p>
          </table:table-cell>
          <table:table-cell table:style-name="តារាង1.A2" office:value-type="string">
            <text:p text:style-name="P1">យ៉ាបឆ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1">(ហ្យាបជា អ. ថ. យ៉ាបឆា) គ្រោតគ្រាត, មិន​សុភាព​រាបសា, ច្រឡោងខាម, ថោក​ទាប : ពាក្យ​យ៉ាបឆា (ម. ប្រ.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<text:s/>ពាក្យ​យ៉ាបឆា </text:p>
          </table:table-cell>
        </table:table-row>
        <table:table-row table:style-name="តារាង1.10">
          <table:table-cell table:style-name="តារាង1.A10" office:value-type="string">
            <text:p text:style-name="P1">៩៩៥៦</text:p>
          </table:table-cell>
          <table:table-cell table:style-name="តារាង1.A2" office:value-type="string">
            <text:p text:style-name="P1">យាបនមត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ាប៉ៈន៉ៈម៉ាត់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ាបនមាត្រ) អាហារ​សម្រាប់​ញ៉ាំ​ជីវិត​ឲ្យ​ប្រព្រឹត្ត​ទៅ គឺ​ស្បៀង​សម្រាប់​ចិញ្ចឹម​ជីវិត : ចេត​បុត្រ​ព្រាន​ព្រៃ​និយាយ​ប្រាស្រ័យ​ថា ហៃ​តា​ព្រឹទ្ធាចារ្យ​អ្ហើយ ចូរ​តា​ជី​យក​សាច់ ឆ្អើរ​និង​ទឹក​ឃ្មុំ​នេះ​ទៅ គ្រាន់​ជា​យាបនមត្ត​តាម​ផ្លូវ​ចុះ (ម. កណ្ឌចូឡពន) ។ ខ្មែរ​ក្នុង​សម័យ​ពី​ដើម​ប្រើ​ពាក្យ យាបនមត្ត នេះ​ឃ្លាត​ក្លាយ​ជា យាបរមត្ត ក៏​មាន ដោយ​ពុំ​យល់​អត្ថ​ន័យ​របស់​បាលី​នេះ ។ យើង​អាច​ប្រើ​ពាក្យ យាបនមត្ត នេះ​ថា ស្រូវ​អង្ករ​ល្ង​សណ្តែក​ជាដើម​ថា​ជា យាបនមត្ត ក្នុង​គ្រួសារ​ក៏​បាន : ឆ្នាំ​នេះ គ្រួសារ​ខ្ញុំ​មាន​យាបន​មត្ត​គ្រប់គ្រាន់ មិន​ខ្វះ​ខាត​ខ្លះ​ដូច​ឆ្នាំ​ទៅ​មិញ​ទេ ។ ប្រើ​ជា គុ. ផង​ក៏​បាន “ដែល​ល្មម​ចម្អែត​អាត្មា​បាន, ដែល​ល្មម​មួយ​ចម្អែត”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៥៧</text:p>
          </table:table-cell>
          <table:table-cell table:style-name="តារាង1.A2" office:value-type="string">
            <text:p text:style-name="P1">យ៉ាប់យ៉ឺ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 ឬ គុ.</text:p>
          </table:table-cell>
          <table:table-cell table:style-name="តារាង1.D2" office:value-type="string">
            <text:p text:style-name="P1">(ម.ព. យ៉ាប់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៥៨</text:p>
          </table:table-cell>
          <table:table-cell table:style-name="តារាង1.A2" office:value-type="string">
            <text:p text:style-name="P1">យាប្ល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ឈ្មោះ​ស្មៅ​ទឹក​មួយ​ប្រភេទ​ដើម​ជា​ថ្នាំង ។ មាន​ស្នូល​ស​ត្រសុស​នៅ​ក្នុង ចាក់​រុញ​បញ្ចេញ​មក​ក្រៅ​បាន​ដោយ​ងាយ : ស្មៅ​យាប្លង (ហៅ យ៉ាប្លង ក៏​មាន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៥៩</text:p>
          </table:table-cell>
          <table:table-cell table:style-name="តារាង1.A2" office:value-type="string">
            <text:p text:style-name="P1">យាម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ប្រដាប់​របស់​នង្គ័ល​ដែល​ភ្ជាប់​ផ្នៀង​និង​ដង​មាន​សណ្ឋាន​រៀវ​ខាង​ចុង រាង​កោង​ស្រួច​មក​ខាង​ក្រោយ​សម្រាប់​កាន់​ភ្ជួរ : យាម​នង្គ័ល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ាម​នង្គ័ល</text:p>
          </table:table-cell>
        </table:table-row>
        <table:table-row table:style-name="តារាង1.10">
          <table:table-cell table:style-name="តារាង1.A10" office:value-type="string">
            <text:p text:style-name="P1"/>
          </table:table-cell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វេលា​ដែល​បែង​ជា​សង្កាត់​ៗ ក្នុង​ថ្ងៃ​មួយ​ៗ, បើ​គិត​ជា​ម៉ោង ក្នុង​មួយ​យាម​មាន​បី​ម៉ោង ឬ​បួន​ម៉ោង, ក្នុង​ថ្ងៃ​មួយ​យប់​មួយ​មាន ៨ យាម ឬ​៦ យាម ត្រូវ​ថា ២៤​ម៉ោង ហៅ​រួម​ថា​មួយ​ថ្ងៃ ។ ក្នុង​សម័យ​បុរាណ ច្រើន​ប្រើ​ហៅ​ថា យាម តែ​ក្នុង​វេលា​យប់​ៗ​មួយ​មាន​បី​យាម​គឺ យាម ទី ១ ហៅ​បឋម​យាម ឬ ប្រថម​យាម, ទី ២ ហៅ មជ្ឈិម​យាម ឬ មធ្យម​យាម, ទី ៣ ហៅ មច្ឆិម​យាម ឬ បស្ចិម​យាម (ក្នុង​យាម​មួយ​ៗ បើ​គិត​ជា​ម៉ោង​មាន ៤ ម៉ោង) ។ យាម​យោគ ដំណើរ​ប្រកប​ផ្សំ​តាម​ពេល​យាម​គឺ​ការ​កំណត់​ពេល​យាម​ថា​មាន​ជោគ​ល្អ​ ឬ ការ​ទាយ​តាម​ពេល​យាម ។ យាម​យោគ​យាត្រា ដំណើរ​ចេញ​ចរ, តាម​យាម​យោគ គឺ​ការ​ពិនិត្យ​មើល​ពេល​តាម​ក្បួន​តម្រា​រួច​ទើប​ចេញ ដើរ ។ ចាប់​យាម សង្កេត​ពេល​យាម​តាម​ក្បួន​តម្រា​ ហើយ​ទាយ​តាម​ក្បួន​ប្រាប់​ពិត​ខ្លះ​ទេ​ខ្លះ ។ល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បឋម​យាម</text:p>
            <text:p text:style-name="P1">មជ្ឈិម​យាម</text:p>
            <text:p text:style-name="P1">មច្ឆិម​យាម</text:p>
          </table:table-cell>
        </table:table-row>
        <table:table-row table:style-name="តារាង1.10">
          <table:table-cell table:style-name="តារាង1.A10" office:value-type="string">
            <text:p text:style-name="P1"/>
          </table:table-cell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1">៣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<text:s/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ា់ម អ. ថ. យ៉ាម) ថង់​សំពត់​មាន​ដៃ​ឬ​យោគ​ស្ពាយ​បាន : ស្ពាយ​យាម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ស្ពាយ​យាម</text:p>
            <text:p text:style-name="P1"><text:s/></text:p>
          </table:table-cell>
        </table:table-row>
        <table:table-row table:style-name="តារាង1.10">
          <table:table-cell table:style-name="តារាង1.A10" office:value-type="string">
            <text:p text:style-name="P1"/>
          </table:table-cell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1">៤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ចាំ​រក្សា​ឬ​ក្រវែល​ឃ្លាំ​មើល ដោយ​ការ​ប្រយ័ត្ន​ក្នុង​ពេល​មាន​កំណត់ : យាម​ឃ្លាំង, យាម​ផ្លូវ, យាម​គុក ។ យាម​ល្បាត ល្បាត​ឃ្លាំ​មើល ក្នុង​ពេល​មាន​កំណត់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ាម​ឃ្លាំង យាម​ផ្លូវ</text:p>
            <text:p text:style-name="P1"><text:s/>យាម​គុក</text:p>
          </table:table-cell>
        </table:table-row>
        <table:table-row table:style-name="តារាង1.10">
          <table:table-cell table:style-name="តារាង1.A10" office:value-type="string">
            <text:p text:style-name="P1">៩៩៦០</text:p>
          </table:table-cell>
          <table:table-cell table:style-name="តារាង1.A2" office:value-type="string">
            <text:p text:style-name="P1">យាម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ាម) ឈ្មោះ​កាមាវចរ​សួគ៌​ជាន់​ទី ៣ : ឋាន​យាម : (ខ្មែរ​ច្រើន ហៅ​ថា ឋាន​យាមា) ។ យាម​ទេព ឬ យាម​ទេវតា (យាមៈទេប ឬ​ទេវៈដា) ទេវតា​នៅ​ឋាន​យាមៈ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ាម​ទេព</text:p>
          </table:table-cell>
        </table:table-row>
        <table:table-row table:style-name="តារាង1.10">
          <table:table-cell table:style-name="តារាង1.A10" office:value-type="string">
            <text:p text:style-name="P1">៩៩៦១</text:p>
          </table:table-cell>
          <table:table-cell table:style-name="តារាង1.A2" office:value-type="string">
            <text:p text:style-name="P1">យាមកាលិ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ាម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1">ដែល​ប្រព្រឹត្ត​ទៅ​បាន​តែ​ត្រឹម​មួយ​ថ្ងៃ​មួយ​យប់; ទឹក​ដែល​គួរ​ភិក្ខុ ពុទ្ធ​សាសនិក​ទទួល​ប្រគេន​ហើយ​ទុក​ដោយ​ខ្លួន​ឯង​ឆាន់​បាន​កំណត់ មួយ​ថ្ងៃ​មួយ​យប់ : អដ្ឋបាន​ជា​យាម​កាលិក​សម្រាប់​ពួក​ភិក្ខុ​ក្នុង ពុទ្ធ​សាសនា (ព. វិ. ពុ.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៦២</text:p>
          </table:table-cell>
          <table:table-cell table:style-name="តារាង1.A2" office:value-type="string">
            <text:p text:style-name="P1">យាមឃោ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ាមៈ--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ាម + ឃោស; យាម​ឃោឞ) សត្វ​រងាវ​តាម​កំណត់​យាម (មាន់​ឈ្មោល); គ្រឿង​ប្រើប្រាស់​សម្រាប់​បញ្ចេញ​សូរ​សព្ទ ប្រាប់​យាម (នាឡិកា​បណ្តែត​ទឹក ឬ នាឡិកា​វាយ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៦៣</text:p>
          </table:table-cell>
          <table:table-cell table:style-name="តារាង1.A2" office:value-type="string">
            <text:p text:style-name="P1">យាមនាល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ាមៈ--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នាឡិកា; ស្គរ; គង​ធំ, ត្រដោក​ដែល​សម្រាប់​វាយ​ប្រាប់​យាម​ឬ​ប្រាប់​ម៉ោង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៦៤</text:p>
          </table:table-cell>
          <table:table-cell table:style-name="តារាង1.A2" office:value-type="string">
            <text:p text:style-name="P1">យាមវត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រាត្រី, វេលា​យប់; យប់ (ព. កា.) ។ </text:p>
          </table:table-cell>
          <table:table-cell table:style-name="តារាង1.D2" office:value-type="string">
            <text:p text:style-name="P1">យាមិកា,</text:p>
            <text:p text:style-name="P1">យាមិនី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៦៥</text:p>
          </table:table-cell>
          <table:table-cell table:style-name="តារាង1.A2" office:value-type="string">
            <text:p text:style-name="P1">យាម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ពួក​ទេវតា​នៅ​ក្នុង​ឋាន​យាមៈ; ពួក​យាម​ទេព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៦៦</text:p>
          </table:table-cell>
          <table:table-cell table:style-name="តារាង1.A2" office:value-type="string">
            <text:p text:style-name="P1">យាមិ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មិក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គុ. ឬន.</text:p>
          </table:table-cell>
          <table:table-cell table:style-name="តារាង1.D2" office:value-type="string">
            <text:p text:style-name="P1">(យាមិក) ដែល​ត្រូវ​វេន​ចាំ​យាម; អ្នក​យាម, អ្នក​ចាំ​យាម, អ្នក​ត្រូវ​វេន​យាម, អ្នក​ល្បាត; បើ​ស្រ្តី​ជា យាមិកា ។ </text:p>
          </table:table-cell>
          <table:table-cell table:style-name="តារាង1.D2" office:value-type="string">
            <text:p text:style-name="P1">យាមិកៈ</text:p>
          </table:table-cell>
          <table:table-cell table:style-name="តារាង1.I2" office:value-type="string">
            <text:p text:style-name="P1">យាមិកា</text:p>
          </table:table-cell>
        </table:table-row>
        <table:table-row table:style-name="តារាង1.10">
          <table:table-cell table:style-name="តារាង1.A10" office:value-type="string">
            <text:p text:style-name="P1">៩៩៦៧</text:p>
          </table:table-cell>
          <table:table-cell table:style-name="តារាង1.A2" office:value-type="string">
            <text:p text:style-name="P1">យ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ដូន, ជីដូន (សៀម​ហៅ យ៉ាយ ចំពោះ​តែ​ជីដូន​ខាង​មាតា​ឬ​ហៅ​ស្រ្តី ដទៃ​ដែល​មាន​ចំណាស់​ស្មើ​នឹង​ជីដូន​ខាង​មាតា​ក៏​បាន; បើ​ជីដូន​ខាង​បិតា​ហៅ​ថា យ៉ា អ. ថ. យ៉ា) ។ យាយ​ទួត, យាយ​លួត, យាយ​លា ជីដូន​ទួត, --លួត, --លា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ាយ​ទួត</text:p>
            <text:p text:style-name="P1">យាយ​លួត</text:p>
            <text:p text:style-name="P1">យាយ​លា</text:p>
          </table:table-cell>
        </table:table-row>
        <table:table-row table:style-name="តារាង1.10">
          <table:table-cell table:style-name="តារាង1.A10" office:value-type="string">
            <text:p text:style-name="P1">៩៩៦៨</text:p>
          </table:table-cell>
          <table:table-cell table:style-name="តារាង1.A2" office:value-type="string">
            <text:p text:style-name="P1">យាយ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កិ. </text:p>
          </table:table-cell>
          <table:table-cell table:style-name="តារាង1.D2" office:value-type="string">
            <text:p text:style-name="P1">(ប្រើ​ជា គុ. ឬន. “ដែល​ទៅ, ដែល​តែងតែ​ទៅ; អ្នក​ទៅ”) បៀត​បៀន, ជន្ល​ជន្លេញ, បន្លាច : បិសាច​មក​យាយី; ច្រើន​និយាយ​ថា បីឌា​យាយី ឬ​និយាយ​ក្លាយ​ជា បិណ្ឌា​យាយី គឺ​បៀត​បៀន​រឿយ​ៗ ឬ​ធ្វើ​ទុក្ខ​បុកម្នេញ​ឲ្យ​បាន​សេចក្ដី​លំបាក​រឿយ​ៗ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៦៩</text:p>
          </table:table-cell>
          <table:table-cell table:style-name="តារាង1.A2" office:value-type="string">
            <text:p text:style-name="P1">យារ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1">ដែល​ស្លុយ, ស្រុង​ចុះ, យុល​ចុះ, ដែល​សំយាក​ចុះ; ជ្រុល​ចុះ​ក្រោម : សង្រែក​យារ, ក្បិន​យារ ។ យារ​មុខ ជ្រុល​មុខ, ងងុយ​មុខ, ងប់​មុខ ។យារ​មុខ ខើច​ក្រោយ​ស្រុង​ខាង​មុខ​ខើច​ខាង​ក្រោយ : សម្លៀក​សំពត់​យារ​មុខ​ខើច​ក្រោយ ។ ដំឡូង​យារ មើម​ដំឡូង​ដែល​នៅ​ជាប់ នឹង​គល់​កប់​ក្នុង​ដី​ហួស​រដូវ​ហើយ ស្វិត​សាច់​ស្ប៉ត​ស្ងោរ​មិន​រលួយ ។ ទាញ​យារ ទាញ​ស្រៈ​អា​សំយាក​ចុះ; ន. ស្រៈ​អា (អា) : ក ទាញ​យារ​ជា កា (ព. សា.) ។ យុរ​យារ <text:s/>ដែល​ធូរ​ស្វត​យុរ​ចុះ​រយាក : សាច់​ស្បែក​យុរ​យារ <text:s/>។ យូរ​យារ យូរ​ជ្រុល, យូរ​ហួស​កំណត់ : យូរ​យារ​ណាស់​ហើយ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សង្រែក​យារ យារ​មុខ</text:p>
            <text:p text:style-name="P1">ក្បិន​យារ</text:p>
            <text:p text:style-name="P1">ទាញ​យារ </text:p>
            <text:p text:style-name="P1">យុរ​យារ</text:p>
            <text:p text:style-name="P1">យូរ​យារ</text:p>
          </table:table-cell>
        </table:table-row>
        <table:table-row table:style-name="តារាង1.10">
          <table:table-cell table:style-name="តារាង1.A10" office:value-type="string">
            <text:p text:style-name="P1"/>
          </table:table-cell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ងា​ដាប : យារ​ដៃ​នឹង​ទះ, យារ​ជើង​នឹង​ធាក់, យារ​ដំបង​នឹង​សំពង ។ <text:s/>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ារ​ដៃ​នឹង​ទះ</text:p>
          </table:table-cell>
        </table:table-row>
        <table:table-row table:style-name="តារាង1.10">
          <table:table-cell table:style-name="តារាង1.A10" office:value-type="string">
            <text:p text:style-name="P1"/>
          </table:table-cell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1">៣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ឈ្មោះ​សេក​មួយ​ប្រភេទ​មាឌ​ស្រដៀង​នឹង​សេក​សោម​តែ​មាន​ចំពុះ​ខ្មៅ : សេក​យារ (ម. ព. សេក ១ ន. ផង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សេក​យារ</text:p>
          </table:table-cell>
        </table:table-row>
        <table:table-row table:style-name="តារាង1.10">
          <table:table-cell table:style-name="តារាង1.A10" office:value-type="string">
            <text:p text:style-name="P1">៩៩៧០</text:p>
          </table:table-cell>
          <table:table-cell table:style-name="តារាង1.A2" office:value-type="string">
            <text:p text:style-name="P1">យា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ឈ្មោះ​វល្លិ​មួយ​ប្រភេទ ដើម​តូច​ៗ សម្បុរ​បៃតង​ចាស់ សាច់​ស្វិត​ល្អួត ប្រើ​ការ​វេញ​ខ្សែ​បាន, ស្លឹក​ខ្ចី​ប្រើ​ជា​បន្លែ លាយ​ផ្សំ​ជា​មួយ​នឹង បន្លែ​ឯ​ទៀត​ក៏​បាន​ខ្លះ : វល្លិ​យាវ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វល្លិ​យាវ </text:p>
          </table:table-cell>
        </table:table-row>
        <table:table-row table:style-name="តារាង1.10">
          <table:table-cell table:style-name="តារាង1.A10" office:value-type="string">
            <text:p text:style-name="P1">៩៩៧១</text:p>
          </table:table-cell>
          <table:table-cell table:style-name="តារាង1.A2" office:value-type="string">
            <text:p text:style-name="P1">យ៉ា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កិ. រិ.</text:p>
          </table:table-cell>
          <table:table-cell table:style-name="តារាង1.D2" office:value-type="string">
            <text:p text:style-name="P1">(មើល​ក្នុង​ពាក្យ យឺត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៧២</text:p>
          </table:table-cell>
          <table:table-cell table:style-name="តារាង1.A2" office:value-type="string">
            <text:p text:style-name="P1">យាវកាលិ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ាវ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1">ដែល​គួរ​ប្រកប​ការ​បាន​តែ​ត្រឹម​ពី​ព្រឹក​ទល់​នឹង​ថ្ងៃ​ត្រង់; ភោជន​ដែល​ពួក​បព្វជិត​ឬ​ឧបាសក​អ្នក​សមាទាន​ឧបោសថ​សីល ត្រូវ​បរិភោគ​បាន​តែ​ត្រឹម​ពី​ព្រឹក​ទៅ​ទល់​នឹង​ថ្ងៃ​ត្រង់ (ព. វិ. ពុ.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៧៣</text:p>
          </table:table-cell>
          <table:table-cell table:style-name="តារាង1.A2" office:value-type="string">
            <text:p text:style-name="P1">យ៉ាវ​ឆាខ្វៃ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ចិ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៉ាវ “ខ្លាញ់” + ឆា “ចម្រាញ់” + ខ្វៃ “មនុស្ស​ក្បត់​ឈ្មោះ​ខ្វៃ” &gt; យ៉ាវ​ឆា​ខ្វៃ) ឈ្មោះ​នំ​ចិន​មួយ​បែប ជា​នំ​ដែល​គេ​ធ្វើ​ទុក​ឲ្យ​ជា​គ្រឿង​សម្គាល់​នូវ​រឿងរ៉ាវ​នៃ​មនុស្ស​ក្បត់​ផែន​ដី​ម្នាក់​ឈ្មោះ ខ្វៃ ដែល​រាជការ​សឹក​ចិន​ក្នុង​បុរាណ​សម័យ​ព្រេង​នាយ បាន​ចាប់​យក​មក​ធ្វើ ទារុណ​កម្ម ដោយ​អា​សាច់​ទាំងអស់ ចម្រាញ់​ធ្វើ​ជា​នំ​ឲ្យ​ឈ្មោះ​ខ្វៃ ស៊ី​សាច់​របស់​វា ហើយ​គេ​ឲ្យ​ជាង​ឆ្លាក់​ថ្ម​ធ្វើ​ជា​រូប​វា​ទុក​នៅ​ទី​មួយ​ជា សញ្ញា​ផ្ចាញ់​ផ្ចាល កុំ​ឲ្យ​ជន​ឯ​ទៀត​ៗ​យក​តម្រាប់​តាម, គេ​ឲ្យ​ធ្វើ​នំ​មួយ​បែប​ទុក​ជា​ព័ស្តុតាង ដើម្បី​ឲ្យ​បច្ឆា​ជន​ទាំងពួង​ស្គាល់​ឈ្មោះ​ជន​ក្បត់​ផែន​ដី​នោះ​ត​ៗ​មក, គេ​ឲ្យ​ឈ្មោះ​នំ​នោះ​ថា យ៉ាវ​ឆា​ខ្វៃ “នំ​ចម្រាញ់​ខ្លាញ់​អា​ខ្វៃ” ។ ចិន​នៅ​ប្រទេស​កម្ពុជា ពពាយ​នាយ​លក់​នំ នេះ​ថា យ៉ាវ​ឆា​ខ្វៃ !; អ្នក​ខ្លះ​ហៅ​នំ​នេះ​ថា នំ​ឆា​ខ្វៃ, អ្នក​ខ្លះ​ហៅ​ នំ​ប្រៃ​ៗ <text:s/>ពី​ព្រោះ​នំ​នេះ​មាន​រស​ប្រៃ​បន្តិច​ៗ, អ្នក​ខ្លះ​ទៀត​ហៅ​ នំ​ប្រៃ​ឡម​ៗ, គេ​ច្រើន​ប្រើ​បរិភោគ​ផ្សំ​ជា​មួយ​នឹង​ទឹក​កាហ្វេ ឬ​គុយទាវ​ជាដើម តាម​ទម្លាប់​ប្រើ ។ រូប​ថ្ម​អា​ខ្វៃ​នោះ​មាន​នៅ​ប្រទេស​ចិន​ដរាប​មក​ដល់​សព្វ​ថ្ងៃ​នេះ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៧៤</text:p>
          </table:table-cell>
          <table:table-cell table:style-name="តារាង1.A2" office:value-type="string">
            <text:p text:style-name="P1">យាវជីវិ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ាវ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1">ដែល​ប្រព្រឹត្ត​ទៅ​បាន​ដរាប​ដល់​អស់​ជីវិត; ថ្នាំ​បំបាត់​រោគ​ដែល​ភិក្ខុ ពុទ្ធ​សាសនិក​ទទួល​ប្រគេន​ហើយ ទុក​ដាក់​ដោយ​ខ្លួន​ឯង​ឆាន់​បាន​ដរាប​ទាល់​តែ​ប្រើប្រាស់​អស់ (ព. វិ. ពុ.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៧៥</text:p>
          </table:table-cell>
          <table:table-cell table:style-name="តារាង1.A2" office:value-type="string">
            <text:p text:style-name="P1">យាវជីវ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ាវៈជីវ័ង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1">ដរាប​ដល់​អស់​ជីវិត, ទាល់​អស់​ជីវិត, រហូត​មួយ​ជីវិត : បួស​យាវ​ជីវំ <text:s/>បួស​នៅ​រហូត​ដល់​អស់​ជីវិត (បួស​មួយ​អាយុ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បួស​យាវ​ជីវំ <text:s/></text:p>
          </table:table-cell>
        </table:table-row>
        <table:table-row table:style-name="តារាង1.10">
          <table:table-cell table:style-name="តារាង1.A10" office:value-type="string">
            <text:p text:style-name="P1">៩៩៧៦</text:p>
          </table:table-cell>
          <table:table-cell table:style-name="តារាង1.A2" office:value-type="string">
            <text:p text:style-name="P1">យា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1">ពាក្យ​សម្រាប់​និយាយ​ផ្សំ​នឹង​ពាក្យ យាង ថា : យាង​យាស (ម. ព. យាង ផង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ាង​យាស</text:p>
          </table:table-cell>
        </table:table-row>
        <table:table-row table:style-name="តារាង1.10">
          <table:table-cell table:style-name="តារាង1.A10" office:value-type="string">
            <text:p text:style-name="P1">៩៩៧៧</text:p>
          </table:table-cell>
          <table:table-cell table:style-name="តារាង1.A2" office:value-type="string">
            <text:p text:style-name="P1">យាស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ស្យត្វ“ សេចក្តី​វិនាស, សេចក្ដី​ស្លាប់”) ក្រា​ដែល​រោម​ដំណាំ​ឲ្យ​វិនាស : យាស់​ជញ្ជាប់ ក្រា​ជញ្ជាប់ ។ ព. ប្រ. មនុស្ស​យាស់​ជញ្ជាប់ មនុស្ស​ដែល​ស្គម​ប្រដក់​ប្រដឺត​កំព្រឹង ដូច​ជា​ដំណាំ​ដែល​ក្រា​ចាប់ ។ <text:s text:c="2"/>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ាស់​ជញ្ជាប់ </text:p>
          </table:table-cell>
        </table:table-row>
        <table:table-row table:style-name="តារាង1.10">
          <table:table-cell table:style-name="តារាង1.A10" office:value-type="string">
            <text:p text:style-name="P1">៩៩៧៨</text:p>
          </table:table-cell>
          <table:table-cell table:style-name="តារាង1.A2" office:value-type="string">
            <text:p text:style-name="P1">យិតថ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. ព.យីថោ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៧៩</text:p>
          </table:table-cell>
          <table:table-cell table:style-name="តារាង1.A2" office:value-type="string">
            <text:p text:style-name="P1">យី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1">សូរ​លាន់​មាត់​ដោយ​ភ័យ; ស្លន់; ត្អូញ; បន្ទោស : យី ! ខ្លាច​ណាស់ !; យី ! លំបាក​ណាស់​តើ !; យី ! ធ្វើ​អ្វី​ដូច្នេះ !...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៨០</text:p>
          </table:table-cell>
          <table:table-cell table:style-name="តារាង1.A2" office:value-type="string">
            <text:p text:style-name="P1">យីកយោ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. ព.យេគយោគ) ។</text:p>
          </table:table-cell>
          <table:table-cell table:style-name="តារាង1.D2" office:value-type="string">
            <text:p text:style-name="P1">យីក​យោគ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៨១</text:p>
          </table:table-cell>
          <table:table-cell table:style-name="តារាង1.A2" office:value-type="string">
            <text:p text:style-name="P1">យីកេ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ឈ្មោះ​ល្បែង​មហោស្រព​មួយ​ប្រភេទ លេង​ស្រដៀង​នឹង​ល្ខោន តែ​មាន​ទះ​ស្គរ​តូច​ខ្លះ​ធំ​ខ្លះ​បញ្ជើច​ជា​មួយ​នឹង​ការ​ច្រៀង​រាំ, ស្គរ​ទាំងអស់​នោះ​មាន​រាង​មូល​ខ្លី​ៗ ដាស​តែ​ម្ខាង (ហៅ​លិកេ ក៏​បាន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៨២</text:p>
          </table:table-cell>
          <table:table-cell table:style-name="តារាង1.A2" office:value-type="string">
            <text:p text:style-name="P1">យីថ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ីថោ អ. ថ. យីថូ) ឈ្មោះ​ឈើ​ផ្កា​មាន​សន្លឹក​តូច​ជម​វែង​ស្រួច​ៗ មាន​ជ័រ​ស​ផ្កា​ជា​ចង្កោម សម្បុរ​ក្រហម​ខ្ចី មាន​ស្រទាប់ ស្ទើរ​ចាប់​ច្រឡំ​នឹង​ផ្កា​កុលាប ក្លិន​ក្រអូប​ប្រហើរ​ឆ្អិត​តែ​ផ្សាយ​មិន​សូវ​បាន​ឆ្ងាយ, បើ​កាត់​ឲ្យ​ជាប់​ទាំង​មែក​ត្រាំ​ក្នុង​ទឹក​ដប​ទុក​បាន​យូរ​ថ្ងៃ, ហៅ​ថា យីថោ​ក្រហម ឥឡូវ​ក្នុង​ប្រទេស​កម្ពុជា មាន​យីថោ​មួយ​ប្រភេទ​ផ្សេង មាន​ដើម​ស្លឹក​ផ្កា​ដូច​យីថោ​ក្រហម​ដែរ ប៉ុន្តែ​ផ្កា​មាន​ព័ណ៌​ស, ហៅ​ថា យីថោ-ស ផ្កា​ពុំសូវ​មាន​ក្លិន​ទេ ។ មាន​មួយ​ប្រភេទ​ទៀត​ដើម​ធំ​មាន​ជ័រ​ស ស្លឹក​ស្រួច​ៗ​ដែរ តែ​តូច​ៗ​ខ្លី​ៗ​បន្តិច ផ្កា​សម្បុរ​លឿង​ឥត​ស្រទាប់ រូប​សណ្ឋាន​ស្រដៀង​នឹង​ផ្កា​ត្រកួន តែ តូច​ជាង មាន​ផ្លែ​សាច់​ផុស​ៗ, ហៅ​ថា យីថោ​លឿង (ច្រើន​ហៅ យិតថោ ជាង) ។ </text:p>
          </table:table-cell>
          <table:table-cell table:style-name="តារាង1.D2" office:value-type="string">
            <text:p text:style-name="P1">យិត​ថោ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៨៣</text:p>
          </table:table-cell>
          <table:table-cell table:style-name="តារាង1.A2" office:value-type="string">
            <text:p text:style-name="P1">យីស៊ុ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យីសុ់ន អ. ថ. យីស៊ុន) ឈ្មោះ​ឈើ​ផ្កា​មួយ​ប្រភេទ ដើម​ស្លឹក ផ្កា​សណ្ឋាន​កុលាប​តែ​ឥត​ក្លិន, ផ្កា​មាន​ព័ណ៌​ផ្សេង​ៗ គឺ ស, ស-ភាវ, ក្រហម​ចាស់, ក្រហម​ប្រឿង (អ្នក​ខ្លះ​ហៅ កុលាប​ឥត​ក្លិន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៨៤</text:p>
          </table:table-cell>
          <table:table-cell table:style-name="តារាង1.A2" office:value-type="string">
            <text:p text:style-name="P1">យីហ៊ុ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ឈ្មោះ​ថ្នាំ​គំនូរ​មួយ​ប្រភេទ ជា​ម្សៅ​ម៉ដ្ឋ​សម្បុរ​ស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៨៥</text:p>
          </table:table-cell>
          <table:table-cell table:style-name="តារាង1.A2" office:value-type="string">
            <text:p text:style-name="P1">យីហ៊ុ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ីហុប អ. ថ. យ៉ីហ៊ុប) ឈ្មោះ​ឈើ​ផ្កា​មួយ​ប្រភេទ ផ្កា ស្រដៀង​នឹង​មន្ទារ​តែ​តូច​ជាង ស្រទាប់​ខាង​ក្នុង​សម្បុរ​ស​ក្លិន​ក្រអូប​ឆ្អិត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៨៦</text:p>
          </table:table-cell>
          <table:table-cell table:style-name="តារាង1.A2" office:value-type="string">
            <text:p text:style-name="P1">យីហ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ចិ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គ្រឿង​សម្គាល់; នាម​ដែល​តាំង​ជា​សម្គាល់​របស់​ឈ្មួញ; កេរ្តិ៍​ឈ្មោះ ក្នុង​ការ​ជួញ : មាន​យីហោ, អាប់​យីហោ, ខូច​យីហោ បាត់​យីហោ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៨៧</text:p>
          </table:table-cell>
          <table:table-cell table:style-name="តារាង1.A2" office:value-type="string">
            <text:p text:style-name="P1">យីអើ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1">សូរ​លាន់​មាត់​ដោយ​មាន​អស្ចារ្យ​ប្លែក​ក្នុង​ចិត្ត, ដោយ​ស្ងើច; ដោយ​ឆ្ងល់ : យីអើ ! ចម្លែក​ណាស់​ហ្ន៎ !; យីអើ ! មិន​គួរ​បើ​ដល់​ម្ល៉ឹង​សោះ !, យីអើ​ហ្ន៎ ! ល្អ​ណាស់​តើ ! </text:p>
          </table:table-cell>
          <table:table-cell table:style-name="តារាង1.D2" office:value-type="string">
            <text:p text:style-name="P1">យី​អើ​ហ្ន៎</text:p>
          </table:table-cell>
          <table:table-cell table:style-name="តារាង1.I2" office:value-type="string">
            <text:p text:style-name="P1"/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៨៨</text:p>
          </table:table-cell>
          <table:table-cell table:style-name="តារាង1.A2" office:value-type="string">
            <text:p text:style-name="P1">យីះ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1">សូរ​លាន់​មាត់​ដោយ​ភ្ញាក់, ស្លន់, ខឹង : យីះ ! ពស់​ធំ​ណាស់ !; យីះ ! អាក្រក់​ណាស់ !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៨៩</text:p>
          </table:table-cell>
          <table:table-cell table:style-name="តារាង1.A2" office:value-type="string">
            <text:p text:style-name="P1">យឹ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ទាញ​ឲ្យ​ដាប​មក​ជិត : យឹត​មែក​ឈើ ។ ទាញ​ឲ្យ​ខ្លប​ចូល : យឹត​ធ្នូ ។ សម្រឹង​ស្មិងស្មាធិ៍​ដោយ​តាំង​អារម្មណ៍​ឲ្យ​មូល ទាញ​យក​និមិត្ត​ឲ្យ​ឃើញ​ដូច​ចិត្ត​ផ្សង​ឆ្ពោះ​ទៅ​រក​កិច្ច​ការ​អ្វី​មួយ, ខាប​ឲ្យ​ឃើញ : យឹត​មេឃច្ឆាយ, យឹត​ហួយ (ប្រើ​តាម​ទម្លាប់​ជំនឿ​របស់​ជន​ពួក​ខ្លះ) ។ ស្រវឹង​ជ្រុល​ជ្រប់, ងោង​ខ្លាំង : ស្រា​វា​យឹត, កញ្ឆា​វា​យឹត (ព. សា.) ។ កិន, ទរ, ប្រមោក​ដាក់ ឥត​ញញើត ឥត​ប្រណី; ស៊ី​បាយ​ឥត​សំចៃ ដណ្តើម​ឬ​ប្លន់​យក​ទ្រព្យ; វាយ, ដាល់, តប់, ទាត់, ធាក់ : យឹត​ឲ្យ​ពេញ​បន្ទុក !; ចេះ​តែ​យឹត​ចុះ ! ... (ព. សា.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ឹត​មែក​ឈើ</text:p>
            <text:p text:style-name="P1">យឹត​ធ្នូ</text:p>
            <text:p text:style-name="P1">យឹត​មេឃច្ឆាយ យឹត​ហួយ </text:p>
            <text:p text:style-name="P1">ស្រា​វា​យឹត </text:p>
            <text:p text:style-name="P1">កញ្ឆា​វា​យឹត យឹត​ឲ្យ​ពេញ​បន្ទុក ! </text:p>
            <text:p text:style-name="P1">ចេះ​តែ​យឹត​ចុះ !</text:p>
          </table:table-cell>
        </table:table-row>
        <table:table-row table:style-name="តារាង1.10">
          <table:table-cell table:style-name="តារាង1.A10" office:value-type="string">
            <text:p text:style-name="P1">៩៩៩០</text:p>
          </table:table-cell>
          <table:table-cell table:style-name="តារាង1.A2" office:value-type="string">
            <text:p text:style-name="P1">យឹតយោ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ព. ប្រ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ស្រោច​ស្រង់ សង្រ្គោះ​ឲ្យ​បាន​រួច​ពី​ការ​ក្រ, ឲ្យ​បាន​រួច​ពី​សេចក្ដី​ក្រីក្រ​លំបាក : អ្នក​ប្រាជ្ញ​គួរ​យឹត​យោង​អ្នក​ខ្លៅ; អ្នក​មាន​គួរ​យឹត​យោង​អ្នក​ក្រ; អ្នក​ល្អ​គួរ​យឹត​យោង​អ្នក​អាក្រក់ ។ ជេរ​យឹត​យោង ឬ ជេរ យោង​យឹត ជេរ​ប្រទេច​ផ្តាសា​បូរបាច់ ឲ្យ​ហិន​ហោច​ឲ្យ​វិនាស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៩១</text:p>
          </table:table-cell>
          <table:table-cell table:style-name="តារាង1.A2" office:value-type="string">
            <text:p text:style-name="P1">យឺ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កិ. វិ.</text:p>
          </table:table-cell>
          <table:table-cell table:style-name="តារាង1.D2" office:value-type="string">
            <text:p text:style-name="P1">ដែល​មិន​រហ័ស, មិន​រួសរាន់ : ដំណើរ​យឺត, សម្តី​យឺត​ៗ; ដើរ​យឺត​ៗ, <text:s text:c="5"/>ធ្វើ​ការ​យឺត, និយាយ​យឺត​ៗ ។ ដែល​លូត​វែង​បន្តិច​ជាង​ប្រក្រតី​ដើម ព្រោះ​ទាញ; ដែល​លា​ចេញ​មិន​រួញ : ទាញ​ខ្សែ​ឲ្យ​យឺត; យឺត​សរសៃ ។ ដែល​មាន​សាច់​ស្វិត​ទាញ​ទៅ​លូត​វែង​លែង​មក​វិញ​រួញ​ចូល : ខ្សែ​យឺត (ខ្សែ​កៅស៊ូ) ។ យឺត​យ៉ាវ (ស. ល. យឺត “យូរ” + យាវ អ. ថ. យ៉ាវ “វែង”) ដែល​ច្រអូស​មិន​រហ័ស​រហួន : ប្រញាប់​បន្តិច​ឡើង កុំ​យឺត​យ៉ាវ​ពេក ! ។ រឿង​យឺត​យ៉ាវ រឿង​យូរ​អង្វែង​ហើយ ។ យឺត​យូរ <text:s/>យូរ​ព្រោះ​យឺត ។ល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ឺត​យ៉ាវ</text:p>
            <text:p text:style-name="P1">យឺត​សរសៃ</text:p>
            <text:p text:style-name="P1">យឺត​យូរ </text:p>
          </table:table-cell>
        </table:table-row>
        <table:table-row table:style-name="តារាង1.10">
          <table:table-cell table:style-name="តារាង1.A10" office:value-type="string">
            <text:p text:style-name="P1">៩៩៩២</text:p>
          </table:table-cell>
          <table:table-cell table:style-name="តារាង1.A2" office:value-type="string">
            <text:p text:style-name="P1">យឺ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 </text:p>
          </table:table-cell>
          <table:table-cell table:style-name="តារាង1.D2" office:value-type="string">
            <text:p text:style-name="P1">កិ. គុ.</text:p>
          </table:table-cell>
          <table:table-cell table:style-name="តារាង1.D2" office:value-type="string">
            <text:p text:style-name="P1">(កិ. “ឈរ”; គុ. “យូរ, ធន់​នៅ​បាន​យូរ”) ដែល​តាំង​នៅ​ឬ​ធន់ នៅ​បាន​យូរ : អាយុ​យឺន ។ យឺន​យូរ ដែល​ឋិត​នៅ​បាន​យូរ, ឋិត​ថេរ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ឺន​យូរ</text:p>
          </table:table-cell>
        </table:table-row>
        <table:table-row table:style-name="តារាង1.10">
          <table:table-cell table:style-name="តារាង1.A10" office:value-type="string">
            <text:p text:style-name="P1">៩៩៩៣</text:p>
          </table:table-cell>
          <table:table-cell table:style-name="តារាង1.A2" office:value-type="string">
            <text:p text:style-name="P1">យ៉ឺ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. ព. យ៉ើរ) ។ </text:p>
          </table:table-cell>
          <table:table-cell table:style-name="តារាង1.D2" office:value-type="string">
            <text:p text:style-name="P1">យ៉ឺល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៩៤</text:p>
          </table:table-cell>
          <table:table-cell table:style-name="តារាង1.A2" office:value-type="string">
            <text:p text:style-name="P1">យុ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ឈ្មោះ​ភមរ​ជាតិ​មួយ​ប្រភេទ ពួក​ម្រោម​តែ​នៅ​ក្នុង​រន្ធ​ដី​ធ្វើ​ចំពួយ​ សម្រាប់​ចេញ​ចូល ចេះ​ធ្វើ​ក្អម​ដាក់​ទឹក​បាន ទឹក​មាន​រស​ផ្អែម​ <text:s text:c="5"/>ស្រដៀង​នឹង​ទឹក​ម្រោម​ដែរ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៩៥</text:p>
          </table:table-cell>
          <table:table-cell table:style-name="តារាង1.A2" office:value-type="string">
            <text:p text:style-name="P1">យុកក្ប័ត្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. ព. យោក្ប័ត្រ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៩៦</text:p>
          </table:table-cell>
          <table:table-cell table:style-name="តារាង1.A2" office:value-type="string">
            <text:p text:style-name="P1">យុកយាក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</text:p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1">(យុក៑ “យ៉ាង​កាច, យ៉ាង​ព្រហើន”) ដែល​ប្រើ​អាការ​កិរិយា​យ៉ាង​កាច, ដែល​កញ្ឆក់​កញ្ឆែង​ឥត​ក្រែង ឥត​ប្រណី, ដែល​គ្រលុក​ឬ​លុក​លុយ​តាម​ការ : ធ្វើ​យុក​យាក់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ធ្វើ​យុក​យាក់ </text:p>
          </table:table-cell>
        </table:table-row>
        <table:table-row table:style-name="តារាង1.10">
          <table:table-cell table:style-name="តារាង1.A10" office:value-type="string">
            <text:p text:style-name="P1">៩៩៩៧</text:p>
          </table:table-cell>
          <table:table-cell table:style-name="តារាង1.A2" office:value-type="string">
            <text:p text:style-name="P1">យុ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ក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នឹម; គូ; អាយុ, អាយុ​ពិភព​លោក; កាល, គ្រា, សម័យ ។ ដំណើរ កំណត់​កាល​របស់​ពិភព​លោក; តាម​លទ្ធិ​បុរាណ​ថា​យុគ​មាន ៤ គឺ ទី ១ ក្រឹត​យុគ (សំ. ក្ឫត--) “យុគ​មាស, អាយុ​មាស” (ហៅ​សត្យ​យុគ “យុគ​ប្រកប​ដោយ​ពាក្យ​សត្យ” ក៏​បាន) មាន​កំណត់​ត្រឹម <text:s text:c="11"/>១.៧២៨.០០០ ឆ្នាំ​មនុស្ស ត្រូវ​ជា ៤.៨០០ ឆ្នាំ​ទិព្យ (ពួក​មនុស្ស​ក្នុង យុគ​នេះ​មាន​អាយុ​វែង​ៗ មាន​សេចក្ដី​សុខ​ច្រើន); ទី ២ ត្រេត​យុគ ឬ ត្រេតា​យុគ “យុគ​ប្រាក់, អាយុ​ប្រាក់” មាន​កំណត់​ត្រឹម ១.២៩៦.០០០ ឆ្នាំ​មនុស្ស ត្រូវ​ជា ៣.៦០០ ឆ្នាំ​ទិព្យ (ពួក​មនុស្ស​ក្នុង យុគ​នេះ​មាន​អាយុ​វែង​យ៉ាង​មធ្យម ទាំង​សេចក្ដី​សុខ​ក៏​យ៉ាង​មធ្យម ដែរ); ទី ៣ ទ្វា​បរ​យុគ "យុគ​មាន​ចំនួន​លេខ​ពីរ​ៗ គឺ​លេខ​គត់​គូ" មាន​កំណត់​ត្រឹម ៨៦៤. ០០០ ឆ្នាំ​មនុស្ស ត្រូវ​ជា ២.៤០០ ឆ្នាំ​ទិព្យ <text:s text:c="2"/>(ក្នុង​យុគ​នេះ​អាយុ​មនុស្ស​និង​សេចក្ដី​សុខ​យ៉ាង​អន់); ទី ៤ កលិ​យុគ“ យុគ​ប្រកប​ដោយ​ទោស, ប្រកប​ដោយ​ជម្លោះ” មាន​កំណត់​ត្រឹម ៤៣២.០០០ ឆ្នាំ​មនុស្ស ត្រូវ​ជា ១.២០០ ឆ្នាំ​ទិព្យ (យុគ​យើង​សព្វ​ថ្ងៃ នេះ​ឯង, ពួក​មនុស្ស​មាន​អាយុ​និង​សេចក្ដី​សុខ​តិច​ណាស់); បូក​រួម កំណត់​ឆ្នាំ​របស់​យុគ​ទាំង ៤ ជា​បួន​លាន​បី​សែន​ពីរ​ហ្មឺន (៤.៣២០.០០០) ឆ្នាំ​មនុស្ស ត្រូវ​ជា ១២.០០០ ឆ្នាំ​ទិព្យ​ហៅ​ថា មហា​យុគ​មួយ ។ យើង​សព្វ​ថ្ងៃ​នៅ​ក្នុង​កលិ​យុគ យើង​សព្វ​ថ្ងៃ​នៅ​ក្នុង​យុគ​ទី ៤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៩៨</text:p>
          </table:table-cell>
          <table:table-cell table:style-name="តារាង1.A2" office:value-type="string">
            <text:p text:style-name="P1">យុគគ្រា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គៈ--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 </text:p>
          </table:table-cell>
          <table:table-cell table:style-name="តារាង1.D2" office:value-type="string">
            <text:p text:style-name="P1">(យុគគ្រហ, យុគគ្រាហ; យុគគ្គហ, យុគគ្គាហ) ការ​ប្រកាន់​ជា គូ​ៗ គឺ​ការ​ប្រកាន់​ពួក (ដំណើរ​ប្រកាន់​ថា​ពួក​យើង​ពួក​គេ) : យុគ​គ្រាះ ជា​ហេតុ​នាំ​ឲ្យ​កើត​ជម្លោះ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៩៩៩៩</text:p>
          </table:table-cell>
          <table:table-cell table:style-name="តារាង1.A2" office:value-type="string">
            <text:p text:style-name="P1">យុគន្តក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គ័នតៈ--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&lt; យុគ + អន្ត + កាល ឬ--សមយ; យុគាន្ត--) កាល​ឬ​សម័យ​ជា​ទី​បំផុត​នៃ​យុគ; កាល​ឬ​សម័យ ជា​ទី​បំផុត​នៃ​អាយុ ។ </text:p>
          </table:table-cell>
          <table:table-cell table:style-name="តារាង1.D2" office:value-type="string">
            <text:p text:style-name="P1">–សម័យ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០០</text:p>
          </table:table-cell>
          <table:table-cell table:style-name="តារាង1.A2" office:value-type="string">
            <text:p text:style-name="P1">យុគន្ធ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គន់-ធ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ប្រដាប់​ទ្រទ្រង់​នូវ​គូ (ទូក​រទេះ; ចន្ទាស​រថ; ដង​រ៉ែក) ។ ភ្នំ​ដែល​ទ្រទ្រង់ នូវ​គូ​នៃ​ព្រះ​អាទិត្យ​និង​ព្រះ​ចន្ទ្រ (ឈ្មោះ​ភ្នំ​មួយ​ក្នុង​ពួក​ភ្នំ​សត្ត​បរិ​ភណ្ឌ) : ភ្នំ​យុគន្ធរ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ភ្នំ​យុគន្ធរ 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០១</text:p>
          </table:table-cell>
          <table:table-cell table:style-name="តារាង1.A2" office:value-type="string">
            <text:p text:style-name="P1">យុគល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គៈលៈ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ុគល) គូ; ខ្មែរ​ច្រើន​ប្រើ​តែ​ដែល​ប្រកប​ជា​បទ​សមាសៈ <text:s/>យុគល​បាទ ឬ បាទ​យុគល (យុគៈលៈបាត ឬ បាទៈយុគល់) ជើង​ទាំង​គូ គឺ​ជើង​ទាំង​ពីរ; (រ. ស.) : ព្រះ-- (ព្រះ​បាទ​ទាំង​គូ) ។ យុគល​ហត្ថ ឬ ហត្ថ​យុគល (យុគៈលៈហ័ត ឬ ហ័តថៈយុគល់) ដៃ​ទាំង​គូ គឺ​ដៃ​ទាំង​ពីរ; (រ. ស.) : ព្រះ-- (ព្រះ​ហស្ត​ទាំង​គូ) ។ល។</text:p>
          </table:table-cell>
          <table:table-cell table:style-name="តារាង1.D2" office:value-type="string">
            <text:p text:style-name="P1">យុគល</text:p>
          </table:table-cell>
          <table:table-cell table:style-name="តារាង1.I2" office:value-type="string">
            <text:p text:style-name="P1">យុគល​ហត្ថ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០២</text:p>
          </table:table-cell>
          <table:table-cell table:style-name="តារាង1.A2" office:value-type="string">
            <text:p text:style-name="P1">យុគលពិន្ទុ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គៈលៈ</text:p>
            <text:p text:style-name="P1">ពិន-ទុ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ុគល “គូ” + វិន្ទុ ឬ ពិន្ទុ “តំណក់; ចំណុច”) ចំណុច​មួយ​គូ ឬ​ចំណុច​ពីរ​ទន្ទឹម​គ្នា (ម. ព. ពិន្ទុ ផង) ។ ពាក្យ​សន្មត​ឲ្យ​ជា ឈ្មោះ​វណ្ណយុត្ត​មួយ​យ៉ាង (:) ដូច​គ្នា​នឹង ដឺពង់ក៍ (Deux points) របស់​បារាំង​សែស, សម្រាប់​ប្រើ​ចុច​ពី​ខាង​មុខ​អក្សរ ដែល​មាន​សំឡេង ជា អៈ, អាៈ, អេៈ, ជាដើម ដូច​ជា​ខេមរៈ, ធុរៈ, ភារៈ, មរណៈ, លក្ខណៈ, សក្ការៈ, ស្រៈ, អក្ខរៈ, អ៊ី​ថាៈ, អេៈអុ​ៗ, រអេះរអុ <text:s/>ជាដើម; ប៉ុន្តែ ពាក្យ​ដែល​ជា សមាស​នាម <text:s/>មាន​ដើម​ថា កម្ពុជ​រដ្ឋ, ខេមរ​ជាតិ, មគធ​ភាសា, មរណ​ភាព, រាជ​បុត្រ, សក្ការ​បូជា, អក្ខរ​វិធី (ក័ម-ពុជៈរ័ក, ខេម៉ៈរ៉ៈជាត, មៈគៈធៈភាសា, មៈរៈណៈភាប, រាជៈបុត, ស័កការ៉ៈបូជា, អ័កខៈរ៉ៈវិធី) នេះ កុំ​ចុច​អក្សរ​កណ្តាល​ជា កម្ពុជៈ​រដ្ឋ, ខេមរៈ​ជាតិ, មគធៈ​ភាសា, មរណៈ​ភាព, រាជៈ​បុត្រ, សក្ការៈ​បូជា, អក្ខរៈ​វិធី ដូច្នេះ​ឡើយ ។ មួយ​ទៀត, យុគល​ពិន្ទុ នេះ​មិន​មាន​សំឡេង​ទេ សម្រាប់​ប្រើ​ជា​គ្រឿង​សម្គាល់​ការ​ចង្អុល​ពាក្យ​ឬ​សេចក្តី​ខាង​មុខ ដែល​ជា​ឧទាហរណ៍​ឬ​ជា​ព័ស្តុតាង​ជាដើម, ដូច​ជា​ម្តាយ​និយាយ ថា : កូន, ឯង​ខំ​ប្រឹង​រៀន​សូត្រ​ទៅ ទាន់​ខ្លួន​នៅ​ក្មេង ! (ម. ព. វណ្ណយុត្ត ផង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០៣</text:p>
          </table:table-cell>
          <table:table-cell table:style-name="តារាង1.A2" office:value-type="string">
            <text:p text:style-name="P1">យុត្ត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ត-តៈ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1">(យុក្ត) ដែល​គួរ, ដែល​ត្រឹម​ត្រូវ, ដែល​ប្រកប​ដោយ, ដែល​ត្រូវ​ទំនង, ត្រូវ​បែប....។ ប្រើ​ជា​បទ​សមាស : យុត្ត​កម្ម (យុត-តៈក័ម) អំពើ​ដ៏​គួរ, អំពើ​ឬ​ការ​ដែល​ត្រឹម​ត្រូវ ។ យុត្ត​ការណ៍ (យុត-តៈ-កា) ហេតុ​ឬ​ដំណើរ​ដ៏​គួរ ។ យុត្ត​កិច្ច ឬ យុត្ត​ក្រឹត្យ (យុត-តៈ-កិច ឬ--ក្រឹត) កិច្ច​ឬ​ក្រឹត្យ​ត្រឹម​ត្រូវ, ការ​រវល់​ដែល​គួរ​ធ្វើ, គួរ​ប្រកប ។ យុត្ត​ចិន្តា ឬ យុត្ត​មតិ (យុត-តៈចិន-ដា ឬ--មៈតិ) គំនិត​ដ៏​គួរ, គំនិត​ត្រឹម​ត្រូវ ។ យុត្ត​វាចា ឬ យុត្ត​វាទ (យុត-តៈ--) សម្តី​ត្រឹម​ត្រូវ, ពាក្យ​ដែល​គួរ​និយាយ ។ យុត្ត​វាទី (យុត-តៈ--) អ្នក​ដែល​ពោល​ពាក្យ​ត្រឹម​ត្រូវ, អ្នក​ពោល​ពាក្យ​គួរ​ដល់​ការ; បើ​ស្រ្តី​ជា យុត្ត​វាទិនី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ុត្ត​កម្ម</text:p>
            <text:p text:style-name="P1">យុត្ត​ការណ៍</text:p>
            <text:p text:style-name="P1">យុត្ត​កិច្ច</text:p>
            <text:p text:style-name="P1">យុត្ត​ចិន្តា</text:p>
            <text:p text:style-name="P1">យុត្ត​វាចា</text:p>
            <text:p text:style-name="P1">យុត្ត​វាទី 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០៤</text:p>
          </table:table-cell>
          <table:table-cell table:style-name="តារាង1.A2" office:value-type="string">
            <text:p text:style-name="P1">យុត្តិធម៌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ត-តិ-ធ័រ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ុត្តិ, យុក្តិ “សេចក្តី​ត្រឹម​ត្រូវ, ទៀង​ត្រង់, ការ​គួរ​តាម​ច្បាប់” + បា. ធម្ម, សំ. ធម៌) ធម៌​ដែល​គួរ​កាន់; សេចក្ដី​ទៀង​ត្រង់; ការ​ប្រព្រឹត្ត​ត្រឹម​ត្រូវ : វិនិច្ឆ័យ​ក្តី​ដោយ​យុត្តិ​ធម៌; កាត់​ក្តី​ដោយ​សុចរិត យុត្តិ​ធម៌ ។ ខ្មែរ​ប្រើ ពាក្យ​នេះ​ជា​ឈ្មោះ​ក្រសួង​សេនាបតី​សម្រេច កិច្ច​ខាង​តុលាការ​ផង : ក្រសួង​យុត្តិ​ធម៌, សេនាបតី​ក្រសួង​យុត្តិ​ធម៌ ។ សម័យ​នេះ​ប្រើ​ជា រដ្ឋ​មន្រ្តី​ក្រសួង​យុត្តិ​ធម៌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ក្រសួង​យុត្តិ​ធម៌</text:p>
            <text:p text:style-name="P1">សេនាបតី</text:p>
            <text:p text:style-name="P1">ក្រសួង​យុត្តិ​ធម៌ 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០៥</text:p>
          </table:table-cell>
          <table:table-cell table:style-name="តារាង1.A2" office:value-type="string">
            <text:p text:style-name="P1">យុថ្ក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ត-ថ្កា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ូថិកា ឬ យូធិកា) នាវូបករណ៍​មួយ​ប្រភេទ ដែល​គេ​ធ្វើ​ដោយ​ដែក ឬ​ដោយ​លោហ​ជាតិ​ធ្ងន់​ៗ សិត​ឲ្យ​មាន​សណ្ឋាន​ជា​ចំពាស់​ទាំង​ពីរ​ខាង​ស្រដៀង​នឹង​ស្នែង​ក្របី មាន​ងៀង ២ ត្រង់​ខាង​ចុង​ មាន​ដង​ត្រង់ ខាង​ចុង​ដង​មាន​ប្រហោង​ក្រវិល​មូល សម្រាប់​ស៊ក​ប្រហក​ច្រវាក់​ទម្លាក់​ចុះ​ទៅ​ក្នុង​ដី​ទន់ បោះ​ចត​នាវា​ធំ​ៗ​ឲ្យ​នៅ​នឹង​កុំ​ឲ្យ​រដក​របូត​ឃ្លាត​រសាត់​ទៅ​កាន់​ទី​ដទៃ ទុក​ដូច​ជា​បង្គោល​ចង ទប់​នាវា : បោះ​យុថ្កា​ចត​កប៉ាល់; ស្រាវ​ទាញ​យុថ្កា​ទូក​ប៉ុកចាយ...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០៦</text:p>
          </table:table-cell>
          <table:table-cell table:style-name="តារាង1.A2" office:value-type="string">
            <text:p text:style-name="P1">យុទ្ធ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ត ឬ យុត-ធៈ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ចម្បាំង; សង្រ្គាម; ការ​ចូល​ប្រឡូក​គ្នា : តយុទ្ធ ។ យុទ្ធ​ពិធី ឬ--វិធី (យុត-ធៈ--) ពិធី​ចម្បាំង, កល​ឧបាយ​សង្រ្គាម ។ យុទ្ធ​ភណ្ឌ ឬ យុទ្ធោបករណ៍ (យុត-ធៈភ័ន ឬ យុត-ធោប៉ៈក) ប្រដាប់​សម្រាប់ សង្រ្គាម, គ្រឿង​ចម្បាំង ។ យុទ្ធ​ភូមិ ឬ យុទ្ធ​រង្គ (យុត-ធៈភូម ឬ--រង់) សមរ​ភូមិ, ទី​ចម្បាំង, ទី​ប្រទល់​ទ័ព ។ យុទ្ធ​វិន័យ (យុត-ធៈវិនៃ) ច្បាប់​សម្រាប់​ទូន្មាន​ពួក​ទាហាន ។ យុទ្ធ​វិនាស (យុត-ធៈ--) សេចក្តី​វិនាស​ព្រោះ​ចម្បាំង; ដំណើរ​បាក់​ទ័ព ។ យុទ្ធ​សន្តិភាព​ (យុត-ធៈសន់តិភាប) ដំណើរ ស្ងប់​សឹក, ការ​សះ​ជា​លើក​លែង​ច្បាំង​គ្នា ។ យុទ្ធ​សាស្រ្ត (យុត-ធៈសាស) ក្បួន​ចម្បាំង, ក្បួន​សម្រាប់​ច្បាំង (ដូច​យ៉ាង​ក្បួន​ព្យូហ៍​សឹក​ជាដើម) ។ <text:s/>យុទ្ធ​ស្ម័គ្រ (យុត-ធៈស្មាក់) ដំណើរ​ស្ម័គ្រ​ចិត្ត​នឹង​ច្បាំង; ដំណើរ​ភ្ជុំ​ពល​ត្រៀម ប្រចាំ​ការ (សំ. យុទ្ធ​សាមគ្រី) ។ល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ុទ្ធ​ពិធី </text:p>
            <text:p text:style-name="P1">យុទ្ធ​ភណ្ឌ</text:p>
            <text:p text:style-name="P1">យុទ្ធ​ភូមិ </text:p>
            <text:p text:style-name="P1">យុទ្ធ​វិន័យ </text:p>
            <text:p text:style-name="P1">យុទ្ធ​វិនាស</text:p>
            <text:p text:style-name="P1">យុទ្ធ​សាស្រ្ត</text:p>
            <text:p text:style-name="P1">យុទ្ធ​សន្តិភាព យុទ្ធ​ស្ម័គ្រ 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០៧</text:p>
          </table:table-cell>
          <table:table-cell table:style-name="តារាង1.A2" office:value-type="string">
            <text:p text:style-name="P1">យុទ្ធន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ត-ធៈនា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ុទ្ធ, ជា យុទ្ធន ក៏​បាន តែ​មិន​ដែល​ឃើញ​ប្រើ) ចម្បាំង, សង្រ្គាម ។ យុទ្ធនាការ (យុត-ធៈ--) អាការ​នៃ​ចម្បាំង; ការ​ច្បាំង ។ យុទ្ធនា​ធិការ (យុត-ធៈ--) មុខ​ការ​ខាង​ចម្បាំង ។ ខ្មែរ​ប្រើ​ពាក្យ​នេះ ជា​ឈ្មោះ​ក្រសួង​សេនាបតី​សម្រេច​ការ​ខាង​ចម្បាំង : ក្រសួង​យុទ្ធនាធិ-ការ, សេនាបតី​ក្រសួង​យុទ្ធនាធិការ ។ សព្វ​ថ្ងៃ​ហៅ​ថា ក្រសួង ការពារ​ប្រទេស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ុទ្ធនាការ</text:p>
            <text:p text:style-name="P1">យុទ្ធនាធិការ 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០៨</text:p>
          </table:table-cell>
          <table:table-cell table:style-name="តារាង1.A2" office:value-type="string">
            <text:p text:style-name="P1">យុទ្ធនាធិក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. ព. យុទ្ធនា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០៩</text:p>
          </table:table-cell>
          <table:table-cell table:style-name="តារាង1.A2" office:value-type="string">
            <text:p text:style-name="P1">យុទ្ធុបករណ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ត-ធុប៉ៈក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មើល​ពាក្យ យុទ្ធោបករណ៍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១០</text:p>
          </table:table-cell>
          <table:table-cell table:style-name="តារាង1.A2" office:value-type="string">
            <text:p text:style-name="P1">យុទ្ធោបករណ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ត-ធោប៉ៈក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&lt; យុទ្ធ​“ចម្បាំង” + ឧបករណ “ប្រដាប់, គ្រឿង​ប្រដាប់”) ប្រដាប់​សម្រាប់​ច្បាំង, គ្រឿង​ចម្បាំង, ហៅ​ថា យុទ្ធុបករណ៍ ឬ យុទ្ធ​ភណ្ឌ ក៏​បាន (ម. ព. យុទ្ធ ផង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១១</text:p>
          </table:table-cell>
          <table:table-cell table:style-name="តារាង1.A2" office:value-type="string">
            <text:p text:style-name="P1">យុព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1">(ក្លាយ​មក​ពី យុវ &gt; យុវា) កំលោះ​ទាំងឡាយ, ពួក​ប្រុស​កំលោះ​ឬ ពួក​កំលោះ​ក្រមុំ ។ យុពា​ពាល កំលោះ​ឬ​ក្រមុំ​ក្មេង (ម. ព. យុវៈ និង​ពាល ផង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ុពា​ពាល 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១២</text:p>
          </table:table-cell>
          <table:table-cell table:style-name="តារាង1.A2" office:value-type="string">
            <text:p text:style-name="P1">យុយ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. ព. យូយ !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១៣</text:p>
          </table:table-cell>
          <table:table-cell table:style-name="តារាង1.A2" office:value-type="string">
            <text:p text:style-name="P1">យុ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គុ.</text:p>
          </table:table-cell>
          <table:table-cell table:style-name="តារាង1.D2" office:value-type="string">
            <text:p text:style-name="P1">ទន់​ដាប​ស្លុប​ចុះ, សំយាក​ដាប​ចុះ : មែក​ឈើ​យុរ​គ្រប​ផ្លូវ ។ យុរ​យារ​ឬ​យល់​យារ ដែល​យុល​រយីក​រយាក : ចាស់​ជរា​សាច់​ស្បែក​ឡើង​យុរ​យារ ឬ​យុល​យារ ។ </text:p>
          </table:table-cell>
          <table:table-cell table:style-name="តារាង1.D2" office:value-type="string">
            <text:p text:style-name="P1">យុល</text:p>
          </table:table-cell>
          <table:table-cell table:style-name="តារាង1.I2" office:value-type="string">
            <text:p text:style-name="P1">យុរ​យារ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១៤</text:p>
          </table:table-cell>
          <table:table-cell table:style-name="តារាង1.A2" office:value-type="string">
            <text:p text:style-name="P1">យុរ​ស្បូ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ចុង​សំយាប​ផ្ទះ​ប្រក់​ស្បូវ​ដែល​យុរ​សំយាក​ចុះ ។ </text:p>
          </table:table-cell>
          <table:table-cell table:style-name="តារាង1.D2" office:value-type="string">
            <text:p text:style-name="P1">យុល​ស្បូវ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១៥</text:p>
          </table:table-cell>
          <table:table-cell table:style-name="តារាង1.A2" office:value-type="string">
            <text:p text:style-name="P1">យុវ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1">(យុវ; យុវន៑) កំលោះ, ប្រុស​កំលោះ ។ យុវ​ជន (យុវៈជន់) ជន​កំលោះ; ជន​កំលោះ​ក្រមុំ <text:s/>។ យុវ​ភាព (យុវៈភាប) ភាវៈ​កំលោះ ឬ​ក្រមុំ ។ យុវ​រាជ (យុវៈរាច) ស្តេច​កំលោះ, ព្រះ​រាជ​បុត្រ​កំលោះ ជា​រាជ​ទាយាទ ។ល។ </text:p>
          </table:table-cell>
          <table:table-cell table:style-name="តារាង1.D2" office:value-type="string">
            <text:p text:style-name="P1">យុវ័ន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១៦</text:p>
          </table:table-cell>
          <table:table-cell table:style-name="តារាង1.A2" office:value-type="string">
            <text:p text:style-name="P1">យុវត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ុវៈតីឬ-ដី</text:p>
          </table:table-cell>
          <table:table-cell table:style-name="តារាង1.D2" office:value-type="string">
            <text:p text:style-name="P1">បា. <text:s/>សំ.</text:p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1">(យុវតី, យុវន្តី, យូនី) ក្រមុំ, ស្ត្រី​ក្រមុំ : នាង​យុវតី; យុវតី​នេះ, យុវតី​នោះ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១៧</text:p>
          </table:table-cell>
          <table:table-cell table:style-name="តារាង1.A2" office:value-type="string">
            <text:p text:style-name="P1">យុះ​ៗ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 </text:p>
          </table:table-cell>
          <table:table-cell table:style-name="តារាង1.D2" office:value-type="string">
            <text:p text:style-name="P1">សូរ​សព្ទ​បន្លឺ​តឿន​បង្ខំ​សុនខ​ឲ្យ​ដេញ​ឬ​បន្លឺ​បង្អើល​សត្វ​សាហាវ ឲ្យ គេច​ចៀស​ចេញ​ពី​ទី​ជិត​ខាង​ផ្លូវ​ក្នុង​ព្រៃ​ដែល​គួរ​ស្ញើប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១៨</text:p>
          </table:table-cell>
          <table:table-cell table:style-name="តារាង1.A2" office:value-type="string">
            <text:p text:style-name="P1">យូយ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1">ពាក្យ​ស្រែក​ពន្យុយ​បន្លាច​គ្នា : យូយ​ដំរី !, យូយ​ខ្លា ! </text:p>
          </table:table-cell>
          <table:table-cell table:style-name="តារាង1.D2" office:value-type="string">
            <text:p text:style-name="P1">យុយ !</text:p>
          </table:table-cell>
          <table:table-cell table:style-name="តារាង1.I2" office:value-type="string">
            <text:p text:style-name="P1"><text:s/>យូយ​ដំរី !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១៩</text:p>
          </table:table-cell>
          <table:table-cell table:style-name="តារាង1.A2" office:value-type="string">
            <text:p text:style-name="P1">យ៉ូយ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1">សូរ​ស្រែក​ដោយ​ឈឺ​ខ្លាំង ឬ​ដោយ​ភ័យ​ស្លន់ខ្លាំង : ស្រែក​យ៉ូយ ! ឬ ស្រែក​យ៉ូយ​ៗ !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ស្រែក​យ៉ូយ​ៗ !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២០</text:p>
          </table:table-cell>
          <table:table-cell table:style-name="តារាង1.A2" office:value-type="string">
            <text:p text:style-name="P1">យូ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កិ. វិ.</text:p>
          </table:table-cell>
          <table:table-cell table:style-name="តារាង1.D2" office:value-type="string">
            <text:p text:style-name="P1">ដែល​មិន​ឆាប់, យឺត, អង្វែង : កាល​យូរ, យូរ​ថ្ងៃ, យប់​យូរ; នៅ​យូរ, ប្រើ​បាន​យូរ, យូរ​ណាស់ ។ ព. ផ្ទ. ឆាប់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កាល​យូរ</text:p>
            <text:p text:style-name="P1">យូរ​ថ្ងៃ</text:p>
            <text:p text:style-name="P1">យប់​យូរ </text:p>
            <text:p text:style-name="P1">នៅ​យូរ <text:s text:c="3"/></text:p>
            <text:p text:style-name="P1">ប្រើ​បាន​យូរ យូរ​ណាស់ 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២១</text:p>
          </table:table-cell>
          <table:table-cell table:style-name="តារាង1.A2" office:value-type="string">
            <text:p text:style-name="P1">យូហឺ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. ព. មឹក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២២</text:p>
          </table:table-cell>
          <table:table-cell table:style-name="តារាង1.A2" office:value-type="string">
            <text:p text:style-name="P1">យួ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ជាតិ​មនុស្ស​អ្នក​ដែន​តុងក័ង, ដែន​អណ្ណាម, ដែន​កូស័ងស៊ីន : យួន តុងក័ង, យួន​អណ្ណាម, យួន​កូស័ងស៊ីន; ពាក្យ​សាមញ្ញ​ច្រើន​ហៅ​យួន​តុងក័ង​ថា យួន​ហាណូយ, ហៅ​យួន​អណ្ណាម​ថា យួន​ហ្វេ, ហៅ​យួន​កូស័ងស៊ីន​ថា យួន​ព្រៃ​នគរ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ួន​តុងក័ង</text:p>
            <text:p text:style-name="P1">យួន​អណ្ណាម</text:p>
            <text:p text:style-name="P1">យួន​កូស័ងស៊ីន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២៣</text:p>
          </table:table-cell>
          <table:table-cell table:style-name="តារាង1.A2" office:value-type="string">
            <text:p text:style-name="P1">យួ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ចាប់​កាន់​ព្យួរ​ដោយ​ដៃ : យួរ​បង្វេច, យួរ​ចាន​ស្រាក់ ។ លើក​ជើង​ចម្កយ​ឬ​សំយុង​ដៃ​ចុះ​ដូច​គេ​ព្យួរ : យួរ​ជើង, យួរ​ដៃ ។ ចឹក​ឬ​ខាំ​ជាប់ ព្យួរ​ស្តោក : មាន់​ចឹក​កង្កែប​យួរ, ឆ្កែ​ខាំ​មាន់​យួរ, ពស់​វែក​រនាម​ចឹក កូន​ក្របី​យួរ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ួរ​បង្វេច </text:p>
            <text:p text:style-name="P1">យួរ​ចាន​ស្រាក់ </text:p>
            <text:p text:style-name="P1">យួរ​ជើង</text:p>
            <text:p text:style-name="P1"><text:s/>យួរ​ដៃ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២៤</text:p>
          </table:table-cell>
          <table:table-cell table:style-name="តារាង1.A2" office:value-type="string">
            <text:p text:style-name="P1">យើ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1">សូរ​លាន់​មាត់ ដោយ​ក្រោធ, ដោយ​ចំអក​ឲ្យ, ដោយ​ផ្ទាន់, ដោយ​ភ្ញាក់, តឹង​ចិត្ត, ឆ្ងល់ : យើ ! ដល់​ម្ល៉ឹង​ម៉ឹង​ឬ ? យើ ! ល្អ​ណាស់​តើ​ហ្ន៎ !; យើះ ! មិន​សម​បើ​ដល់​ម្ល៉ឹង​សោះ !; លាន់​មាត់​ថា យើ​អើ !, យើ​អើ​ហ្ន៎ ! ក៏​មាន ។ </text:p>
          </table:table-cell>
          <table:table-cell table:style-name="តារាង1.D2" office:value-type="string">
            <text:p text:style-name="P1">យើះ!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២៥</text:p>
          </table:table-cell>
          <table:table-cell table:style-name="តារាង1.A2" office:value-type="string">
            <text:p text:style-name="P1">យ៉ើ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1">សូរ​លាន់​មាត់​ដោយ​ក្រោធ​ឬ​ស្តី​បន្ទោស​ជាដើម : យ៉ើ ! អី​គេ​ស្តី​ឲ្យ ម្ល៉ឹង​ហើយ​នៅ​តែ​មិន​ទាន់​ដឹង​ខ្លួន ! (ម. ព. យើ ! ផង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២៦</text:p>
          </table:table-cell>
          <table:table-cell table:style-name="តារាង1.A2" office:value-type="string">
            <text:p text:style-name="P1">យើ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ុ. ស.</text:p>
          </table:table-cell>
          <table:table-cell table:style-name="តារាង1.D2" office:value-type="string">
            <text:p text:style-name="P1">ខ្ញុំ​ទាំងឡាយ, ពួក​ខ្ញុំ : យើង​ត្រូវ​ទៅ ។ សម្រាប់​និយាយ​ក្រាប​ទូល​ក្សត្រិយ៍ ព. បុ. ថា យើង​ខ្ញុំ​ព្រះ​អង្គ; ព. ស. ស. ថា ទូល​ព្រះ​បង្គំ​ជា​ខ្ញុំ​ទាំងឡាយ ... ។ សម្រាប់​និយាយ​នឹង​សេនាបតី​ថា យើង​ខ្ញុំ ព្រះ​បាទ​ម្ចាស់ ។ សម្រាប់​និយាយ​នឹង​មន្រ្តី​ស័កិ្ត​ធំ​ចុះ​ពី​សេនាបតី​មក​ថា យើង​ខ្ញុំ​ព្រះ​បាទ ។ សម្រាប់​និយាយ​នឹង​ព្រះ​ភិក្ខុ​សង្ឃ​ថា យើង​ខ្ញុំ​ព្រះ​ករុណា ។ សម្រាប់​និយាយ​នឹង​មន្រ្តី​ស័ក្តិ​តូច​ឬ​និង​រាស្រ្ត​ដោយ​សេចក្ដី​គោរព​ថា យើង​ខ្ញុំ ។ បើ​ស្រ្តី ប្រើ​តាម​លំដាប់​ជាន់​ថ្នាក់​ខ្ពស់​ទាប​មាន​ត្រឹម​តែ យើង​ខ្ញុំ​ម្ចាស់, យើង​ខ្ញុំ, យើង ប៉ុណ្ណេះ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ើង​ខ្ញុំ</text:p>
            <text:p text:style-name="P1">យើង​ខ្ញុំ​ព្រះ​អង្គ</text:p>
            <text:p text:style-name="P1">យើង​ខ្ញុំ​ព្រះ​បាទ​ម្ចាស់</text:p>
            <text:p text:style-name="P1">យើង​ខ្ញុំ​ព្រះ​បាទ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២៧</text:p>
          </table:table-cell>
          <table:table-cell table:style-name="តារាង1.A2" office:value-type="string">
            <text:p text:style-name="P1">យ៉ើ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1">ដែល​ឆក់​ឬ​ទាញ​កន្រ្តាក់​ឡើង​ខ្ពស់​ត្រដែត : ឆក់​យ៉ើរ ឬ--យ៉ើល, កន្រ្តាក់​យ៉ើរ ឬ--យ៉ើល (និយាយ​ថា​យ៉ឺរ ឬ យ៉ឺល ក៏​មាន, តាម​ទម្លាប់​ប្រើ) ។ </text:p>
          </table:table-cell>
          <table:table-cell table:style-name="តារាង1.D2" office:value-type="string">
            <text:p text:style-name="P1">យ៉ើល</text:p>
          </table:table-cell>
          <table:table-cell table:style-name="តារាង1.I2" office:value-type="string">
            <text:p text:style-name="P1">កន្រ្តាក់​យ៉ើរ​ឆក់​យ៉ើរ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២៨</text:p>
          </table:table-cell>
          <table:table-cell table:style-name="តារាង1.A2" office:value-type="string">
            <text:p text:style-name="P1">យ៉ើះ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. ព. យើ !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២៩</text:p>
          </table:table-cell>
          <table:table-cell table:style-name="តារាង1.A2" office:value-type="string">
            <text:p text:style-name="P1">យេកយោ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កិ. វិ.</text:p>
          </table:table-cell>
          <table:table-cell table:style-name="តារាង1.D2" office:value-type="string">
            <text:p text:style-name="P1">ដែល​យោក​ចុះ​យោក​ឡើង​រឿយ​ៗ, ដែល​យោក​យោល​ទៅ​មក​ៗ រឿយ​ៗ : ដំណើរ​យេក​យោក; ដើរ​យេក​យោក, ខ្យល់​ខ្លាំង​បក់​ដើម​ត្នោត​លៃ​យេក​យោក (សរសេរ​ជា យីក​យោក ឬ យីក​យោគ ក៏​មាន, តាម​ទម្លាប់​និយាយ) ។ </text:p>
          </table:table-cell>
          <table:table-cell table:style-name="តារាង1.D2" office:value-type="string">
            <text:p text:style-name="P1">យេកយោគ</text:p>
          </table:table-cell>
          <table:table-cell table:style-name="តារាង1.I2" office:value-type="string">
            <text:p text:style-name="P1">ដំណើរ​យេក​យោក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៣០</text:p>
          </table:table-cell>
          <table:table-cell table:style-name="តារាង1.A2" office:value-type="string">
            <text:p text:style-name="P1">យេស៊ូ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រ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ហ៊្សេហ៊្សុយ ឬ ហ៊្សេហ៊្សុយ​គ្រិស្ត Jésus oú <text:s/>Jésus Christ) នាម​សាស្តា​ម្នាក់​ជា​អ្នក​បង្កើត​លទ្ធិ​ឬ​សាសនា​ក្រេជែន ឬ គ្រិស្ត, កើត​នៅ​ក្រុង បេថ្លេអែម (Bethléem) ប្រទេស ប៉ាឡេស្ទីន (Palestine) ក្នុង​រវាង ព. ស. ៥៤៥ (ឆ្នាំ​រកា​ត្រី​ស័ក) ទទួល​មរណ​ភាព​ក្នុង​កាល ព. ស. ៥៧៤ (ឆ្នាំ​ខាល​ទោស័ក) ក្នុង​អាយុ​គម្រប់ ៣០ ឆ្នាំ, គឺ​ក្នុង​រវាង គ. ស. ៣០; តាំង​សករាជ​មួយ​គិត​ពី​ថ្ងៃ​ដែល​សាស្តា​នេះ កើត ហៅ​ថា គ្រិស្ត​សករាជ <text:s/>(សរសេរ​អក្សរ​សង្ខេប​ថា គ. ស.) គឺ​សករាជ​ដែល​និយម​ប្រើ​ក្នុង​ប្រទេស​អឺរ៉ុប​និង​ប្រទេស​អាស៊ី ដោយ ច្រើន​ក្នុង​សម័យ​សព្វ​ថ្ងៃ​នេះ ។</text:p>
          </table:table-cell>
          <table:table-cell table:style-name="តារាង1.D2" office:value-type="string">
            <text:p text:style-name="P1">យេស៊ូ​គ្រិស្ត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៣១</text:p>
          </table:table-cell>
          <table:table-cell table:style-name="តារាង1.A2" office:value-type="string">
            <text:p text:style-name="P1">យ៉េៈយ៉ុ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1">សូរ​សំឡេង​កូន​តូច​ដែល​កំពុង​រៀន​ស្តី​មិន​ទាន់​ច្បាស់​ជា​ថា​អ្វី​នៅ​ឡើយ : អា​តូច​កូន​ខ្ញុំ​វា​ទើប​នឹង​ចេះ ស្តី​យ៉េៈយ៉ុ​ៗ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៣២</text:p>
          </table:table-cell>
          <table:table-cell table:style-name="តារាង1.A2" office:value-type="string">
            <text:p text:style-name="P1">យែ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1">ពាក្យ​សម្រាប់​និយាយ​ផ្សំ​នឹង​ពាក្យ យំ ថា : យំយែក គឺ​យំ​រៀបរាប់​ឬ​យំ​អង្គុកអង្គុល (ព. សា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ំយែក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៣៣</text:p>
          </table:table-cell>
          <table:table-cell table:style-name="តារាង1.A2" office:value-type="string">
            <text:p text:style-name="P1">យៃ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1">អភ័ព្វ​ដំណើរ, ដែល​តែងតែ​ទាស់​ដំណើរ, ទាស់​ការ; ដែល​រអាក់​រអួល, ស្កុន​ដំណើរ, ស្កុន​ការ : យៃ​ដំណើរ, យៃ​ការ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ៃ​ដំណើរ </text:p>
            <text:p text:style-name="P1">យៃ​ការ 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៣៤</text:p>
          </table:table-cell>
          <table:table-cell table:style-name="តារាង1.A2" office:value-type="string">
            <text:p text:style-name="P1">យ៉ៃ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ៃ អ. ថ. យ៉ៃ “សរសៃ​ល្អិត​ឆ្មារ ដូច​យ៉ាង​សរសៃ​ឈូក​ជាដើម”) រង្វេល​ដែក​ឆ្មារ សម្រាប់​កម្រើក​គ្រលែង​ជា​ជំនួយ​នាំ​គ្រឿង​ចក្រ​នាឡិកា ដែល​ឥត​ប៉ោល​ឲ្យ​ដើរ : យ៉ៃ​នាឡិកា, បង្គោល​យ៉ៃ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៉ៃ​នាឡិកា បង្គោល​យ៉ៃ </text:p>
          </table:table-cell>
        </table:table-row>
        <table:table-row table:style-name="តារាង1.10">
          <table:table-cell table:style-name="តារាង1.A10" office:value-type="string">
            <text:p text:style-name="P1"/>
          </table:table-cell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1">សូរ​សម្រែក​ស្រួច​ដែល​មនុស្ស​ចាស់​ឬ​ក្មេង ស្រែក​ដោយ​ភ័យ​ស្លន់ : ស្រែក​យ៉ៃ ឬ ស្រែក​យ៉ៃ​ៗ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ស្រែក​យ៉ៃ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៣៥</text:p>
          </table:table-cell>
          <table:table-cell table:style-name="តារាង1.A2" office:value-type="string">
            <text:p text:style-name="P1">យ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1">សូរ​លាន់​មាត់ ដោយ​អស្ចារ្យ, ស្ងើច, កោត; សរសើរ, ប្លែក​ក្នុង​ចិត្ត : យោ ! ប្លែក​ណាស់​តើ !, យោ ! ម្ល៉ឹង​ម៉ឹង​ឬ ?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៣៦</text:p>
          </table:table-cell>
          <table:table-cell table:style-name="តារាង1.A2" office:value-type="string">
            <text:p text:style-name="P1">យោ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 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(យោក អ. ថ.យ៉ូក “ឃ្លោង, កម្រើក”) យោល​ខ្លួន​ងោក​ងើប​ៗ, <text:s/>យោល​ទៅ​ៗ​មក​ៗ : យោក​ខ្លួន, ទាញ​យោក​ទៅ​យោក​មក (ម. ព. យោគ ផង) ។</text:p>
          </table:table-cell>
          <table:table-cell table:style-name="តារាង1.D2" office:value-type="string">
            <text:p text:style-name="P1">យោគ</text:p>
          </table:table-cell>
          <table:table-cell table:style-name="តារាង1.I2" office:value-type="string">
            <text:p text:style-name="P1">យោក​ខ្លួន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៣៧</text:p>
          </table:table-cell>
          <table:table-cell table:style-name="តារាង1.A2" office:value-type="string">
            <text:p text:style-name="P1">យោក្ប័ត្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ក្បាត់</text:p>
          </table:table-cell>
          <table:table-cell table:style-name="តារាង1.D2" office:value-type="string">
            <text:p text:style-name="P1">ស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កក្រៈប័ត្រ ឬ យុកក្រះប័ត្រ អ. ថ. យ៉ុកក្រៈប័ត ឬ យុក--) ឋានន្តរ​មន្រ្តី​រដ្ឋបាល ជា​អ្នក​កាន់​ការ​ខាង​បញ្ជី​នឹង​សំបុត្រ​ផ្សេង​ៗ ។ លុះ​ចំណេរ​កាល​ត​មក ខ្មែរ​ប្រើ​ឋានន្តរ​នេះ​ជា​លេខាធិការ​សម្រាប់ ក្រសួង​រដ្ឋាភិបាល​ទាំងពួង, សម័យ​បច្ចុប្បន្ន​ប្រើ​ពាក្យ​នេះ​ជា​លេខាធិ-ការ​វិញ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៣៨</text:p>
          </table:table-cell>
          <table:table-cell table:style-name="តារាង1.A2" office:value-type="string">
            <text:p text:style-name="P1">យោ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ោគៈ ឬ</text:p>
            <text:p text:style-name="P1">យោក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ការ​ប្រកប; ការ​រួប​រួម; ការ​ស្ម័គ្រ​ស្មាគម, ការ​ចួប​ប្រសព្វ​គ្នា; ព្យាយាម; សមាធិ; ជោគ; ទ្រព្យ, សម្បត្តិ; នក្សត្រឫក្ស; កិលេស; រវល់; ដំណើរ​អំពល់​ចិត្ត; កល, ឧបាយ; ឧបាយ​កល; មាយា; ប្រវ័ពា្ចន៍, បោក​ប្រាស់​បំបាត់ ។ល។ ខ្មែរ​ប្រើ​ជា កិ. ក៏​មាន សំដៅ​ សេចក្ដី​ថា “ប្រកប​ការ, កាន់​ការ, ព្យាយាម, ខំ​ប្រឹង, ប្រឹង​ធ្វើ; ប្រឹង​យោល​ខ្លួន​ងោក​ងើប​ៗ, យោល​ទៅ​ៗ​មក​ៗ; លម្អៀង​ចិត្ត, បំបែរ​ចិត្ត ឬ​ធ្វើ​ឲ្យ​ងាក​ចិត្ត​ទៅ​រក” : យោគ​ចិត្ត​ទៅ​រក ។ យោគ​ពេញ​ទំហឹង ប្រឹង​ពេញ​កម្លាំង (ព. សា.) ។ យោគ​ក្ស័យ (យោគ័កក្សៃ) ដំណើរ​អស់​ព្យាយាម; ដំណើរ​រសាយ​ព្យាយាម; ដំណើរ​អស់​រវល់; ព. ពុ. ដំណើរ​អស់​កិលេស ។ យោគក្សេម (យោគ័កក្សែម) ដំណើរ​ស្រាក​រវល់, ស្រាក​សេចក្ដី​អំពល់​ចិត្ត; ព. ពុ. ធម៌​ដែល​ក្សេម​ចាក​កិលេស, ចាក​សេចក្ដី​អំពល់​ចិត្ត (ព្រះ​និញ្វន) ។ យោគ​យល់ (យោក--) យល់​ដោយ​សេចក្ដី​លម្អៀង, យល់​មុខ ។ យោគ​យាត្រា (យោក--) ដំណើរ​របស់​នក្សត្រឫក្ស : យាម​យោគ​យាត្រា ។ យោគ​វិក្រ័យ (យោគៈវិក្រៃ) ការ​លក់​ដូរ​ដោយ​បំបាត់ ។ល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ោគ​យល់</text:p>
            <text:p text:style-name="P1">យោគ​ចិត្ត​ទៅ​រក</text:p>
            <text:p text:style-name="P1">យោគ​ពេញ​ទំហឹង </text:p>
            <text:p text:style-name="P1">យោគ​ក្ស័យ </text:p>
            <text:p text:style-name="P1">យោគ​យល់</text:p>
            <text:p text:style-name="P1">យោគ​យាត្រា</text:p>
            <text:p text:style-name="P1">យោគ​វិក្រ័យ 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៣៩</text:p>
          </table:table-cell>
          <table:table-cell table:style-name="តារាង1.A2" office:value-type="string">
            <text:p text:style-name="P1">យោ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ោក--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ខ្សែ​តម្បារ​សំប៉ែត​ដែល​ចង​ភ្ជាប់​ជា​មួយ​នឹង​ស្លោក​បាត្រ សម្រាប់​ ស្តាយ​បាត្រ (ម. ព. យោគ ផង) ។ </text:p>
          </table:table-cell>
          <table:table-cell table:style-name="តារាង1.D2" office:value-type="string">
            <text:p text:style-name="P1">យោគ​បាត្រ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៤០</text:p>
          </table:table-cell>
          <table:table-cell table:style-name="តារាង1.A2" office:value-type="string">
            <text:p text:style-name="P1">យោគាវច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វៈច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អ្នក​តាំង​ចិត្ត​ឲ្យ​ចុះ​ស៊ប់​ក្នុង​ការ​ភាវនា, អ្នក​ចម្រើន​កម្មដ្ឋាន ។ វេវ. យោគិន, យោគី; យោគិនី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៤១</text:p>
          </table:table-cell>
          <table:table-cell table:style-name="តារាង1.A2" office:value-type="string">
            <text:p text:style-name="P1">យោគិ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ោគិន៑; យោគី) អ្នក​មាន​ព្យាយាម​ខាង​ការ​ភាវនា, អ្នក​មាន​ព្យាយាម​ខាង​ការ​ស្មិងស្មាធិ៍, អ្នក​ចម្រើន​កម្មដ្ឋាន; បព្វជិត; តាបស, ឥសី; បើ​ស្រ្តី​ជា យោគិនី ។ </text:p>
          </table:table-cell>
          <table:table-cell table:style-name="តារាង1.D2" office:value-type="string">
            <text:p text:style-name="P1">យោគី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៤២</text:p>
          </table:table-cell>
          <table:table-cell table:style-name="តារាង1.A2" office:value-type="string">
            <text:p text:style-name="P1">យោគ្យ​ភាព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ោគ្យៈភាប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ោគ្យ; យោគ្គ) ភាវៈ​ឬ​ភាព​នៃ​សេចក្ដី​ឈ្លាស​វៃ; ការ​ស្ទាត់​ជំនាញ; ដំណើរ​អង់អាច; ការ​ថ្នឹក​ប្រសប់; ការ​ហាត់​របស់​ទាហាន​សេនា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៤៣</text:p>
          </table:table-cell>
          <table:table-cell table:style-name="តារាង1.A2" office:value-type="string">
            <text:p text:style-name="P1">យោង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ភើច​ទាញ​ពី​ខាង​ក្រោម​មក​ខាង​លើ​ដោយ​ចាប់​កាន់​ខ្សែ​ឬ​ពួរ : យោង​ ទឹក​អណ្តូង ។ នាំ​មុខ, អន្ទង​ពី​មុខ : ដើរ​យោង​មុខ, ជិះ​សេះ​យោង​មុខ​គោ ។ ធ្វើ​ឲ្យ​អណ្តែត​ឡើង, ធ្វើ​ឲ្យ​ឡើង​ពី​ក្រាប : យោង​មុខ​បូស, ព័ទ្ធ​បូស​យោង​មុខ​ឲ្យ​ឡើង <text:s/>។ ជួយ​ស្រោច​ស្រង់​សង្រ្គោះ ដោយ​នាំ​មុខ​ឲ្យ​បាន​ប្រយោជន៍, ឲ្យ​បាន​ស្រួល : យោង​ឲ្យ​រួច​ពី​ក្រីក្រ, យោង​ញាតិ, រក​ស៊ី​យោង​គ្នា, និយាយ​យោង​គ្នា, ឆ្លើយ​យោង​គ្នា ។ នាំ​យក​គ្រឿង​ឆ្ងន់​ទៅ​មក, ទទួល​បន្ទុក​ធ្ងន់ : យោង​សម្ពាយ​ពីរ​បី​តែ ម្នាក់​ឯង; ធ្ងន់​ណាស់​យោង​មិន​រួច​ទេ ។ គូស​ជា​គំនូស​ឬ​ដឹក​ជា​ខ្សែ​ទៅ​រក​គ្នា, សរសេរ​ឆ្លើយ​រក​គ្នា : <text:s/>គូស​យោង, សរសេរ​យោង, ដាក់​លេខ​យោង ។ យោង​ខ្លួន ឬ យោង​អាត្មា នាំ​ខ្លួន​ឲ្យ​រួច, ធ្វើ​ខ្លួន​ឲ្យ​បាន​សុខ​ស្រួល ។ យោង​ដំណើរ ឬ យោង​សេចក្តី ធ្វើ​ដំណើរ​ឬ​សេចក្ដី​ឲ្យ​អណ្តែត​ឡើង, ឲ្យ​ច្បាស់​លាស់ ។ យោង​យឹត ឬ យឹត​យោង ជួយ​ឲ្យ​រួច​ពី​ទុក្ខ​ភ័យ, ឲ្យ​បាន​រួច​ពី​ការ​ក្រ; ជេរ​ប្រទេច​ផ្តាសា បូរ​បាច់​ឲ្យ​វិនាស ។ យោង​អន្ទង ដឹក​នាំ​ឲ្យ​បាន​រួច​ពី​ការ​ក្រ, ណែនាំ ឲ្យ​កើត​ប្រយោជន៍ ។ ខ្យល់​យោង​ទឹក ខ្យល់​ដែល​បក់​យោង​ទឹក​ឲ្យ​ឡើង​ឬ​យោង​ទឹក​ឲ្យ​ធ្លាក់​ភ្លៀង ។ អណ្តូង​យោង​ អណ្តូង​ដែល​ជ្រៅ ដង​ទឹក​បាន​តែ​ដោយ​យោង ។ល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ោង​ទឹក​អណ្តូង </text:p>
            <text:p text:style-name="P1">ដើរ​យោង​មុខ </text:p>
            <text:p text:style-name="P1">យោង​ញាតិ</text:p>
          </table:table-cell>
        </table:table-row>
        <table:table-row table:style-name="តារាង1.10">
          <table:table-cell table:style-name="តារាង1.A10" office:value-type="string">
            <text:p text:style-name="P1"/>
          </table:table-cell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ប្រដាប់​សម្រាប់​ដង​ទឹក​ទាញ​យក​មក​ខាង​លើ, ប្រដាប់​សម្រាប់​ទាញ​ឡើង : យោង​ដង​ទឹក, ខ្សែ​យោង, ដង​យោង ។ <text:s/>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ខ្សែ​យោង </text:p>
            <text:p text:style-name="P1">ដង​យោង 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៤៤</text:p>
          </table:table-cell>
          <table:table-cell table:style-name="តារាង1.A2" office:value-type="string">
            <text:p text:style-name="P1">យោជន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ោច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ោជន) ឈ្មោះ​មាត្រា​វាស់​ឬ​រង្វាស់​បុរាណ​សម្រាប់ វាស់ ប្រវែង​ភូមិ​ភាគ​ឬ​ចម្ងាយ​ផ្លូវ​ចំនួន​៤​គាវុត គឺ ៤០០ សិន : ផ្លូវ​ចម្ងាយ ៨ យោជន៍ ។ បើ​វាស់​កម្ពស់​ដូច​យ៉ាង​កម្ពស់​ភ្នំ, កម្ពស់​ដើម ឈើ​ធំ​ជា​ដើម​កំណត់​ត្រឹម ៧ ហត្ថ​ជា ១ យោជន៍ : ដើម​ជ្រៃ​ក្រឹម​កម្ពស់ ៣ យោជន៍​កន្លះ (មើល​ក្នុង​ពាក្យ លិក្ខា ឬ លិក្សា ទៀត​ផង)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៤៥</text:p>
          </table:table-cell>
          <table:table-cell table:style-name="តារាង1.A2" office:value-type="string">
            <text:p text:style-name="P1">យោជន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ោជៈនា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ឈ្មោះ​គម្ពីរ​បាលី​ភាសា​ប្រាប់​ដំណើរ​ប្រយោគ​និង​សម្ពន្ធ​បាលី​ជា​ដើម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៤៦</text:p>
          </table:table-cell>
          <table:table-cell table:style-name="តារាង1.A2" office:value-type="string">
            <text:p text:style-name="P1">យោធ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ោធៈ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អ្នក​ចម្បាំង, ទាហាន, តែ​ខ្មែរ​ច្រើន​ប្រើ​ជា យោធា ។ ប្រើ​ជា​បទ​សមាស : យោធ​កម្ម (យោធៈក័ម) ការ​របស់​អ្នក​ច្បាំង, មុខ​ការ​របស់​ទាហាន ។ យោធ​ក្រឹត្យ (យោធៈក្រឹត) ក្រឹត្យ​របស់​អ្នក​ច្បាំង, ក្រឹត្យ​សម្រាប់​ទាហាន ។ យោធ​បរិក្ខារ (យោធៈប-រិក-ខា) បរិក្ខារ​របស់​ទាហាន ។ គ្រឿង​ប្រដាប់​ចាំបាច់​សម្រាប់​សេនា​ទាហាន​បរិភោគ ប្រើ​ប្រាស់​គ្រប់​យ៉ាង ។ យោធ​ពល <text:s text:c="8"/>(យោធៈពល់) កម្លាំង​របស់​យោធា, កង​កម្លាំង​ទាហាន, ពល​ទាហាន ។ យោធ​ព្យុហ : (យោធៈ--) មើល​ពាក្យ ព្យុហ: ។ យោធ​ភូមិ (យោធៈភូម) បន្ទាយ យោធា, ទីតាំង​នៃ​កង​ទ័ព ។ យោធ​វិជ្ជា ឬ--វិទ្យា</text:p>
            <text:p text:style-name="P1">(យោធៈវិច-ជាឬ-វិត-ទ្យា) ចំណេះ​សម្រាប់​ទាហាន ។ យោធ​វិន័យ​ (យោធៈ-វិនៃ) ច្បាប់​សម្រាប់​ទាហាន, ច្បាប់​ប្រដៅ​ទាហាន ។ យោធ​សាស្រ្ត (យោធៈសាស) ក្បួន​សម្រាប់​ទាហាន, ក្បួន​ចម្បាំង​ ។ល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ោធ​ពល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៤៧</text:p>
          </table:table-cell>
          <table:table-cell table:style-name="តារាង1.A2" office:value-type="string">
            <text:p text:style-name="P1">យោធ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 ពហុ. របស់ យោធៈ ) ទាហាន​ទាំងឡាយ, ពួក​ទាហាន (ខ្មែរ​ប្រើ ពាក្យ​នេះ​សំដៅ​សេចក្ដី​ជា​ឯកវចនៈ​ក៏​មាន) ។ យោធាធិការ (សំ. បា. &lt; យោធ “ទាហាន” + អធិការ <text:s/>“ភាវៈ​ជា​ធំ, អំណាច, ការ​គ្រប់គ្រង”) ការ​គ្រប់គ្រង​ពួក​ទាហាន, ក្រសួង​ចម្បាំង ។ យោធាធិការី (--រ៉ី) អ្នក​គ្រប់គ្រង​ពួក​ទាហាន, អ្នក​ត្រួត​ទាហាន, នាយ​ទាហាន ។ យោធាធិបតី (--ប៉ៈដី) អធិបតី​របស់​ពួក​ទាហាន, មេ​ទ័ព ។ល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៤៨</text:p>
          </table:table-cell>
          <table:table-cell table:style-name="តារាង1.A2" office:value-type="string">
            <text:p text:style-name="P1">យោធិ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ោធិន៑) អ្នក​ច្បាំង, ទាហាន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៤៩</text:p>
          </table:table-cell>
          <table:table-cell table:style-name="តារាង1.A2" office:value-type="string">
            <text:p text:style-name="P1">យោ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ជាតិ​មនុស្ស​អ្នក​យោន​ប្រទេស, ជាតិ​ព្រះ​បាទ​មិលិន្ទ ដែល​មាន​តំណាល​ក្នុង​គម្ពីរ​មិលិន្ទប្បញ្ហា​ខាង​ព្រះ​ពុទ្ធ​សាសនា (មនុស្ស <text:s/>ជាតិ ក្រិក) ។ ខ្មែរ​បុរាណ​ហៅ​ពួក​លាវ​ប៉ែក​ខាង​លិច​ថា យោន ឬ យោនក ដែរ ។ យោន​ប្រទេស ឬ យោនក​ប្រទេស (យោនៈ--ឬ យោនៈកៈ--) ប្រទេស​ក្រិក; ប្រទេស​លាវ​ប៉ែក​ខាង​លិច​ក៏​ថា ។ </text:p>
          </table:table-cell>
          <table:table-cell table:style-name="តារាង1.D2" office:value-type="string">
            <text:p text:style-name="P1">យោនក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៥០</text:p>
          </table:table-cell>
          <table:table-cell table:style-name="តារាង1.A2" office:value-type="string">
            <text:p text:style-name="P1">យោន​យក​កំណើ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 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(យោន អ. ថ. យ៉ូន “បោះ, ពួយ ...”) អន្ទោល​ចាប់​កំណើត, ចាប់​ជាតិ : កាល​ព្រះ​អង្គ​យោន​យក​កំណើត​កើត​ជា​ព្រះ​មហា​ជនក...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៥១</text:p>
          </table:table-cell>
          <table:table-cell table:style-name="តារាង1.A2" office:value-type="string">
            <text:p text:style-name="P1">យោន​យា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 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1">(យោន អ. ថ. យ៉ូន “បោះ, ពួយ ...” + យាន អ. ថ. យ៉ាន “សំយុង​ចុះ, យារ​ចុះ”) <text:s/>ដែល​ព្យួរ​រយាន, <text:s/>ដែល​រណែងរណោង​តែ​រៀប​រយ​ដោយ​លំដាប់​គ្នា​មិន​ទាស់​ភ្នែក : ផ្លែ​ស្វាយ​យោន​យាន, ផ្កា​ឈើ​យោន​យាន (ព. កា.) : ព្រឹក្សា​ផ្លែ​ផ្កា​យោន​យាន លូក​ឈោង​បេះ​បាន ក្សេម​ក្សាន្ត​ចិន្តា ។ <text:s/>មាន​ហ្វូង​បក្សី​បក្សា ហិច​ហើ​រេ​រា ពាស​ពេញ​ដង​ព្រៃ ។ ពាក្យ​រាយ​ច្រើន​និយាយ​ថា រយោន​រយាន ។ <text:s/>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រយោន​រយាន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៥២</text:p>
          </table:table-cell>
          <table:table-cell table:style-name="តារាង1.A2" office:value-type="string">
            <text:p text:style-name="P1">យោនិសោ​មនសិក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មៈនៈសិការ៉ៈ ឬ--មៈនៈសិកា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&lt; យោនិសោ “ដោយ​ឧបាយ, ដោយ​ត្រូវ​ទំនង” + មនសិការ “ដំណើរ​ធ្វើ​ទុក​ក្នុង​ចិត្ត”) ការ​ពិចារណា​ដោយ​ឧបាយ, ដោយ​គំនិត​ទៀងទាត់; ដំណើរ​យក​ចិត្ត​ទុក​ដាក់; សេចក្ដី​គិត​ត្រូវ​ទំនង : មនុស្ស​ខ្វះ​យោនិសោមនសិការ ធ្វើ​ការ​អ្វី​ៗ​រមែង​ពុំ​បាន​សម្រេច​ដោយ ប្រពៃ​ទេ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៥៣</text:p>
          </table:table-cell>
          <table:table-cell table:style-name="តារាង1.A2" office:value-type="string">
            <text:p text:style-name="P1">យោន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ោនិ “កំណើត”; អវយវៈ​កំបាំង​របស់​ស្រ្តី; ប្រី​ជា; ហេតុ ;...) អង្គ​ជាត​របស់​ស្រ្តី​ឬ​សត្វ​ញី; កំណើត​សត្វ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៥៤</text:p>
          </table:table-cell>
          <table:table-cell table:style-name="តារាង1.A2" office:value-type="string">
            <text:p text:style-name="P1">យោបល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ុបល អ. ថ. យុបុន “ដំណើរ​សេចក្ដី, សង្កាត់​សេចក្ដី; <text:s/>រឿងរ៉ាវ”) សេចក្ដី​យល់​ឃើញ, ដំណើរ​គិត​យល់, គំនិត​ឆ្លុះ​យល់ : មាន​យោបល់​ខុស​គ្នា, ធ្វើ​ការ​ដោយ​យោបល់ ។ <text:s/>រ. ស. ប្រើ​ជា <text:s/>កិ. ក៏​បាន : ទ្រង់​ព្រះ​យោបល់ ... ទ្រង់​យល់​ឃើញ ...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៥៥</text:p>
          </table:table-cell>
          <table:table-cell table:style-name="តារាង1.A2" office:value-type="string">
            <text:p text:style-name="P1">យោបំ 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សូរ​រំពង​សំឡេង​យំ​ខ្លាំង, ទំនួញ, សូរ​ទំនួញ​ឮ​កង​រំពង : ចម្ងាយ​មួយ​យោបំ​គោ​ឧសភ ចម្ងាយ​ត្រឹម​ទី​បំផុត​នៃ​រំពង​សំឡេង​គោ​ឈ្មោល មួយ​យំ ។ ឮ​តែ​សូរ​យោបំ​ទ្រហឹង​អឺងអាប់ ឮ​តែ​សូរ​ទំនួញ​ទ្រហឹង​អឺងអាប់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៥៦</text:p>
          </table:table-cell>
          <table:table-cell table:style-name="តារាង1.A2" office:value-type="string">
            <text:p text:style-name="P1">យោព្វន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ោប-ពៈនៈ</text:p>
            <text:p text:style-name="P1"/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ោព្វន ឬ យោព្វញ្ញ; យៅវន, យៅវន្យ ឬ យុវន) វ័យ​ក្មេង, វ័យ​កំលោះ​ក្រមុំ ។ យោព្វនម័ទ ឬ យៅវនម័ទ (យោប-ពៈនៈមុ័ត ឬ យៅវៈនៈ--) សេចក្ដី​ស្រវឹង​ក្នុង​ចិត្ត​របស់​កំលោះ​ឬ​ក្រមុំ គឺ​សេចក្ដី​ភ្លើន​ចិត្ត​ដោយ​អាង​ថា​ខ្លួន​អញ​នៅ​កំលោះ​ឬ​នៅ​ក្រមុំ (មិន​យល់​ថា​ខ្លួន​នឹង​មាន​សេចក្ដី​ប្រែ​ប្រួល); សេចក្ដី​ស្រវឹង​ដោយ​យល់​ថា​ខ្លួន​អញ​មិន​ទាន់​ចាស់​នៅ​ឡើយ​ទេ (សម្រាប់​អ្នក​ដែល​មាន​វ័យ​ចាស់​ហើយ កំបាំង​គំនិត​មិន​ឃើញ​ជរា​ធម៌ គឺ​មិន​យល់​ថា​ខ្លួន​ចាស់​ហើយ) ។ </text:p>
          </table:table-cell>
          <table:table-cell table:style-name="តារាង1.D2" office:value-type="string">
            <text:p text:style-name="P1">យៅវ័ន,យៅវ័ន្យ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៥៧</text:p>
          </table:table-cell>
          <table:table-cell table:style-name="តារាង1.A2" office:value-type="string">
            <text:p text:style-name="P1">យោមរា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មៈរាច</text:p>
          </table:table-cell>
          <table:table-cell table:style-name="តារាង1.D2" office:value-type="string">
            <text:p text:style-name="P1">បា. ក្ល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ឋានន្តរ គឺ​ងារ​សម្រាប់​រដ្ឋ​មន្រ្តី​ក្រសួង​យុត្តិ​ធម៌ : លោក​អ្នក​ឧកញ៉ា​យោម​រាជ (ហៅ​ក្លាយ​មក​ពី​ពាក្យ យម​រាជ; ក្លាយ​មក​ទៀត​ជា​ ជម​រាជ <text:s/>(ជំរាច) ក៏​មាន, រក​កល់​ទៅ​ជា ប្រាក្រឹត របស់​ខ្មែរ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៥៨</text:p>
          </table:table-cell>
          <table:table-cell table:style-name="តារាង1.A2" office:value-type="string">
            <text:p text:style-name="P1">យោ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យោគ​ចុះ​យោគ​ឡើង​លឿន​ទៅ​លឿន​មក : ប៉ោល​នាឡិកា​យោល, យោល​ដៃ, ដំរី​យោល​ដៃ ។ យោគ​ខ្ជោល​ៗ​ឡើង : រលក​យោល ។ <text:s text:c="2"/>ដក​ខ្យល់​វែង​ៗ​រង្វើល​ៗ : ដង្ហើម​យោល ។ ចាប់​អ្វី​ៗ​ដែល​ព្យួរ​បន្តោង​ឲ្យ​យោគ​ចុះ​យោគ​ឡើង​ទៅ​មក​ៗ : យោល​ប៉ោល​នាឡិកា ឲ្យ​ដើរ, យោល​អង្រឹង, យោល​ទោង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ោល​ដៃ </text:p>
            <text:p text:style-name="P1">យោល​អង្រឹង យោល​ទោង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៥៩</text:p>
          </table:table-cell>
          <table:table-cell table:style-name="តារាង1.A2" office:value-type="string">
            <text:p text:style-name="P1">យោស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(យោឞ​ា, យោឞិត៑, យោឞិតា) ស្រ្តី (សម្រាប់​ប្រើ​ក្នុង​កាព្យ តាម​សេចក្ដី​ត្រូវ​ការ​របស់​កវី) ។ </text:p>
          </table:table-cell>
          <table:table-cell table:style-name="តារាង1.D2" office:value-type="string">
            <text:p text:style-name="P1">យោសិត,</text:p>
            <text:p text:style-name="P1">យោសិតា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៦០</text:p>
          </table:table-cell>
          <table:table-cell table:style-name="តារាង1.A2" office:value-type="string">
            <text:p text:style-name="P1">យោស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1">(យ-ត&gt; យោ-សោ ជា សព្វ. “ឯណា-នោះ”; ស. យោសោ អ. ថ. យ៉ូសូ៎ “ដែល​រំអុក​ឲ្យ​កើត​សេចក្ដី​អផ្សុក, ដែល​អួត​ថា​ល្អ”) ដែល​ប្រកប​ដោយ​ព្យាបាទ, គុំកួន, ឥត​មេត្តា​ប្រណី; ដែល​ធ្វើ​អ្វី​ៗ តាម​តែ​ប្រទះ, ខ្ជីខ្ជា : ចិត្ត​យោសោ, មនុស្ស​យោសោ (ម. ប្រ.; សម្រាប់​ប្រើ​ក្នុង​ពាក្យ បើ​កវី​ត្រូវ​ការ​ប្រើ)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ចិត្ត​យោសោ មនុស្ស​យោសោ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៦១</text:p>
          </table:table-cell>
          <table:table-cell table:style-name="តារាង1.A2" office:value-type="string">
            <text:p text:style-name="P1">យៅ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ជ័រ​ស្ល​ស្អិត​សម្រាប់​លាប​លន : ស្ល​យៅ, លាប​លន​យៅ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ស្ល​យៅ </text:p>
            <text:p text:style-name="P1">លាប​លន​យៅ 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៦២</text:p>
          </table:table-cell>
          <table:table-cell table:style-name="តារាង1.A2" office:value-type="string">
            <text:p text:style-name="P1">យៅវ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យៅ ឬ យ៉ៅ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1">(យុវ; យុវន៑, យៅវន) កំលោះ; ក្រមុំ; វ័យ​កំលោះ​ឬ​ក្រមុំ : នៅ​យោវ៍, កំពុង​យោវ៍, ពួក​យៅវ៍, ។ យៅវ​ជន (យៅវៈជន់) ជន​កំលោះ​ឬ​ក្រមុំ ។ យៅវ​ភាគ (យៅវៈភាក) ចំណែក​នៃ​វ័យ​កំលោះ​ឬ​ក្រមុំ, អ្នក​ដែល​មាន​ចំណែក​វ័យ​កំពុង​កំលោះ​ឬ​ក្រមុំ ។ យៅវ​ភាព (យៅវៈភាប) ភាព​ឬ​ភាវៈ​កំលោះ​ឬក្រមុំ ។ យៅវ​មាល្យ (យៅវៈមាល) កម្រង​ផ្កា​នោប, កម្រង​ផ្កា​ក្រពុំ; (ព. ប្រ) ស្រ្តី​ក្រមុំ​ក្មេង, នាង​ក្រមុំ​តូច ។ យៅវ​យោគ (យៅវៈយោក) ដែល​ប្រកប ដោយ​វ័យ​កំលោះ​ឬ​ក្រមុំ (ដែល​កំពុង​ពេញ​កំលោះ​ឬ​ពេញ​ក្រមុំ) ។ <text:s/>យៅវ​រាជ (យៅវៈរាច) ស្តេច​កំលោះ; ព្រះ​រាជ​បុត្រ​កំលោះ​ជា​រាជ​ ទាយាទ ។ យៅវ​រេស (យៅវៈ--) ដែល​ជា​ឥស្សរៈ​លើ​អស់​ពួក​កំលោះ​ឬ​ពួក​ក្រមុំ; ស្តេច​កំលោះ​ឬ​ស្តេច​ក្រមុំ ។ យៅវ​លក្ខណ៍ (យៅវៈល័ក) លក្ខណៈ​របស់​កំលោះ​ឬ​ក្រមុំ; នាង​ក្រមុំ​មាន​លក្ខណ៍ (ពាក្យ​ទាំងអស់​នេះ សម្រាប់​ប្រើ​ក្នុង​កាព្យ កាល​បើ​កវី​ត្រូវ​ការ) ។ <text:s/>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នៅ​យោវ៍ </text:p>
            <text:p text:style-name="P1">កំពុង​យោវ៍ </text:p>
            <text:p text:style-name="P1">ពួក​យៅវ៍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៦៣</text:p>
          </table:table-cell>
          <table:table-cell table:style-name="តារាង1.A2" office:value-type="string">
            <text:p text:style-name="P1">យៅវ័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(ម. ព. យោព្វនៈ) ។ </text:p>
          </table:table-cell>
          <table:table-cell table:style-name="តារាង1.D2" office:value-type="string">
            <text:p text:style-name="P1">យៅវ័ន្យ</text:p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៦៤</text:p>
          </table:table-cell>
          <table:table-cell table:style-name="តារាង1.A2" office:value-type="string">
            <text:p text:style-name="P1">យ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បញ្ចេញ​សូរ​សព្ទ​ព្រម​ទាំង​ចេញ​ទឹក​ភ្នែក​ព្រោះ​សេចក្ដី​សោក​ស្តាយ​អាល័យ ឬ​ព្រោះ​មាន​ទោមនស្ស​អាក់​អន់​ចិត្ត ឬ​ក៏​ព្រោះ​ឈឺ​ចាប់​ខ្លាំង ។ យំ​គោក ឬ យំ​ស្ងួត យំ​គ្មាន​ទឹក​ភ្នែក ។ យំ​គាំង យំ​គាំង​លង់ បាត់​សូរ​សព្ទ​ម្តង​ៗ : ក្មេង​យំ​គាំង ។ យំ​ចុង​ជើង យំ​សោក​ជិត​ចុង​ជើង​អ្នក​ដែល​ឈឺ​ដាប​ឬ​បុគ្គល​ស្លាប់ ។ យំ​ទារ យំ​ទារ​រក​ចំណី​ជាដើម ។ យំ​ទួញ យំ​រៀប​រាប់​បូរបាច់​ដោយ​សោក​ស្តាយ ។ យំ​យប់ យំ​តែ​ក្នុង​វេលា​យប់​ៗ : ក្មេង​យំ​យប់ ។ យំ​យាម ពោល​ពាក្យ​រលាក់​រលែក​តាម​បទ​គ្វាម ដែល​លើក​ចង​ជា​សេចក្ដី​រៀប​រាប់​ទៅ រក​សព​ដែល​តម្កល់​នៅ​ទី​នោះ ក្នុង​ពេល​យាម​មាន​កំណត់, ច្រើន​តែ​កំណត់​ក្នុង ១ ថ្ងៃ​ត្រឹម ៤ ដង​គឺ វេលា​អធ្រាត្រ, ជិត​ព្រឹក, ថ្ងៃ​ត្រង់, ព្រលប់ (អ្នក​យំ​យាម​ច្រើន​តែ​ពួក​ស្រ្តី, ប្រើ​ចំពោះ​តែ​សព​ឥស្សរ​ជន មាន​ក្សត្រិយ៍​ទ្រង់​រាជ្យ​ជាដើម) ។ យំ​យែក (ម. ព. យែក) ។ យំ​រហាម យំ​ហូរ​ទឹក​ភ្នែក​រហាម ។ យំ​រំងាស់ (ព. ប្រ.) យំ​យូរ​ក្រ​ស្ងៀម : ក្មេង​យំ​រំងាស់ ។ យំ​លំប៉ា ឬ យំ​រំអុក យំ​ទទូច​ទារ​រឿយ​ៗ​មិន​លែង, យំ​មិន​ងាយ​ស្ងៀម​នាំ​ឲ្យ​កើត​អផ្សុក : ក្មេង​យំ​លំប៉ា ឬ យំ​រំអុក ។ យំ​រ៉ាំរ៉ៃ យំ​ជាប់​ក្រ​ស្ងៀម ។ យំ​សោក យំ​បូរបាច់​ដោយ​សេចក្ដី​ស្តាយ​ស្រណោះ ។ យំ​អណ្តឺតអណ្តក យំ​ដោយ​ដក​ខ្យល់​ដង្ហើម​លង់​ៗ លិច​ៗ​អណ្តែត​ៗ ប៉ផ្តឺតប៉ផ្តក់ : ក្មេង​យំ​អណ្តឺតអណ្តក <text:s/>។ល។ ស្ករ​យំ (ព. ប្រ.) ស្ករ​ដែល​រឹង​ហើយ​ប្រែ​ជា​ជ្រាយ​ជោរ​ព្រោះ​ត្រូវ​ចំ​ហាយ​ក្តៅ​ខ្លាំង​ឬ​ត្រជាក់​ខ្លាំង ។ 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យំ​គោក</text:p>
            <text:p text:style-name="P1">យំ​គាំង</text:p>
            <text:p text:style-name="P1">យំ​យាម</text:p>
            <text:p text:style-name="P1">យំយែក</text:p>
            <text:p text:style-name="P1">យំ​រំងាស់</text:p>
            <text:p text:style-name="P1">យំ​លំប៉ា</text:p>
            <text:p text:style-name="P1">យំ​អណ្តឺតអណ្តក</text:p>
            <text:p text:style-name="P1">ស្ករ​យំ</text:p>
            <text:p text:style-name="P1">យំ​រ៉ាំរ៉ៃ</text:p>
            <text:p text:style-name="P1">យំ​សោក 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៦៥</text:p>
          </table:table-cell>
          <table:table-cell table:style-name="តារាង1.A2" office:value-type="string">
            <text:p text:style-name="P1">យាំ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1">ពាក្យ​សម្រាប់​និយាយ​ផ្សំ​នឹង​ពាក្យ យូរ ថា: យូរយាំង យូរ​ណាស់​ទៅ​ហើយ (ព. សា.)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><text:s/>យូរយាំង </text:p>
          </table:table-cell>
        </table:table-row>
        <table:table-row table:style-name="តារាង1.10">
          <table:table-cell table:style-name="តារាង1.A10" office:value-type="string">
            <text:p text:style-name="P1">១០០៦៦</text:p>
          </table:table-cell>
          <table:table-cell table:style-name="តារាង1.A2" office:value-type="string">
            <text:p text:style-name="P1">យ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">ធ្វើ​ឲ្យ​រយះ, ធ្វើ​ឲ្យ​កន្ធែក, ឲ្យ​ញែក​ងាក​ចេញ​ពី​គ្នា : ដេក​យះ​ជើង​យះ​ដៃ ។</text:p>
          </table:table-cell>
          <table:table-cell table:style-name="តារាង1.D2" office:value-type="string">
            <text:p text:style-name="P1"/>
          </table:table-cell>
          <table:table-cell table:style-name="តារាង1.I2" office:value-type="string">
            <text:p text:style-name="P1"/>
          </table:table-cell>
        </table:table-row>
        <table:table-row table:style-name="តារាង1.10">
          <table:table-cell table:style-name="តារាង1.A10" office:value-type="string">
            <text:p text:style-name="P1">១០០៦៧</text:p>
          </table:table-cell>
          <table:table-cell table:style-name="តារាង1.A2" office:value-type="string">
            <text:p text:style-name="P1">យះ​កន្ធែ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">ឈ្មោះ​ពិធី​ឬ​ថ្នាក់​លេង​អង្គញ់ ដែល​លេង​ដល់​ត្រង់​ថ្នាក់​ត្រូវ​ដាក់​កោយ​អង្គញ់​លើ​ខ្នង​ជើង​ឈាន​យះ​ស្ទុះ​តម្រង់​ទៅ​ដាក់​ផ្តួល​ដៀប​ដែល​ដាំ​ឲ្យ​រលំ ។ ប្រើ​ជា កិ. ក៏​បាន : ហ៏​យះ​កន្ធែក​ទៅ ! </text:p>
          </table:table-cell>
          <table:table-cell table:style-name="តារាង1.D2" office:value-type="string">
            <text:p text:style-name="P1">យះ​កន្ធែង</text:p>
          </table:table-cell>
          <table:table-cell table:style-name="តារាង1.I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7-01T14:43:49</dc:date>
    <meta:printed-by>S Thea Sam</meta:printed-by>
    <meta:print-date>2005-12-27T10:28:50</meta:print-date>
    <dc:language>en-US</dc:language>
    <meta:editing-cycles>258</meta:editing-cycles>
    <meta:editing-duration>P5DT1H32M4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1" meta:paragraph-count="1127" meta:word-count="4096" meta:character-count="47952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